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color="#800000"/>
    </style:style>
    <style:style style:name="P5" style:family="paragraph" style:parent-style-name="Standard">
      <style:paragraph-properties fo:margin-left="0cm" fo:margin-right="0cm" fo:orphans="2" fo:widows="2" fo:text-indent="0cm" style:auto-text-indent="false"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left="0cm" fo:margin-right="0cm" fo:orphans="2" fo:widows="2" fo:text-indent="0cm" style:auto-text-indent="false" fo:padding="0.074cm" fo:border-left="none" fo:border-right="none" fo:border-top="none" fo:border-bottom="0.002cm solid #000000" style:join-border="false"/>
      <style:text-properties fo:color="#800000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color="#800000"/>
    </style:style>
    <style:style style:name="P8" style:family="paragraph" style:parent-style-name="Heading_20_2">
      <style:paragraph-properties fo:margin-left="0cm" fo:margin-right="0cm" fo:orphans="2" fo:widows="2" fo:text-indent="0cm" style:auto-text-indent="false"/>
    </style:style>
    <style:style style:name="P9" style:family="paragraph" style:parent-style-name="Preformatted_20_Text" style:list-style-name="L8"/>
    <style:style style:name="P10" style:family="paragraph" style:parent-style-name="Preformatted_20_Text" style:list-style-name="L8">
      <style:paragraph-properties fo:margin-top="0cm" fo:margin-bottom="0.499cm"/>
    </style:style>
    <style:style style:name="P11" style:family="paragraph" style:parent-style-name="Preformatted_20_Text">
      <style:paragraph-properties fo:margin-top="0cm" fo:margin-bottom="0.499cm" fo:padding="0.074cm" fo:border-left="none" fo:border-right="none" fo:border-top="none" fo:border-bottom="0.002cm solid #000000" style:join-border="fals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3"/>
    <style:style style:name="P25" style:family="paragraph" style:parent-style-name="Text_20_body" style:list-style-name="L14"/>
    <style:style style:name="P26" style:family="paragraph" style:parent-style-name="Text_20_body" style:list-style-name="L15"/>
    <style:style style:name="P27" style:family="paragraph" style:parent-style-name="Text_20_body" style:list-style-name="L16"/>
    <style:style style:name="P28" style:family="paragraph" style:parent-style-name="Text_20_body" style:list-style-name="L17"/>
    <style:style style:name="P29" style:family="paragraph" style:parent-style-name="Text_20_body" style:list-style-name="L18"/>
    <style:style style:name="P30" style:family="paragraph" style:parent-style-name="Text_20_body">
      <style:paragraph-properties fo:margin-top="0cm" fo:margin-bottom="0cm"/>
    </style:style>
    <style:style style:name="P31" style:family="paragraph" style:parent-style-name="Text_20_body" style:list-style-name="L1">
      <style:paragraph-properties fo:margin-top="0cm" fo:margin-bottom="0cm"/>
    </style:style>
    <style:style style:name="P32" style:family="paragraph" style:parent-style-name="Text_20_body" style:list-style-name="L2">
      <style:paragraph-properties fo:margin-top="0cm" fo:margin-bottom="0cm"/>
    </style:style>
    <style:style style:name="P33" style:family="paragraph" style:parent-style-name="Text_20_body" style:list-style-name="L3">
      <style:paragraph-properties fo:margin-top="0cm" fo:margin-bottom="0cm"/>
    </style:style>
    <style:style style:name="P34" style:family="paragraph" style:parent-style-name="Text_20_body" style:list-style-name="L4">
      <style:paragraph-properties fo:margin-top="0cm" fo:margin-bottom="0cm"/>
    </style:style>
    <style:style style:name="P35" style:family="paragraph" style:parent-style-name="Text_20_body" style:list-style-name="L5">
      <style:paragraph-properties fo:margin-top="0cm" fo:margin-bottom="0cm"/>
    </style:style>
    <style:style style:name="P36" style:family="paragraph" style:parent-style-name="Text_20_body" style:list-style-name="L6">
      <style:paragraph-properties fo:margin-top="0cm" fo:margin-bottom="0cm"/>
    </style:style>
    <style:style style:name="P37" style:family="paragraph" style:parent-style-name="Text_20_body" style:list-style-name="L7">
      <style:paragraph-properties fo:margin-top="0cm" fo:margin-bottom="0cm"/>
    </style:style>
    <style:style style:name="P38" style:family="paragraph" style:parent-style-name="Text_20_body" style:list-style-name="L8">
      <style:paragraph-properties fo:margin-top="0cm" fo:margin-bottom="0cm"/>
    </style:style>
    <style:style style:name="P39" style:family="paragraph" style:parent-style-name="Text_20_body" style:list-style-name="L9">
      <style:paragraph-properties fo:margin-top="0cm" fo:margin-bottom="0cm"/>
    </style:style>
    <style:style style:name="P40" style:family="paragraph" style:parent-style-name="Text_20_body" style:list-style-name="L10">
      <style:paragraph-properties fo:margin-top="0cm" fo:margin-bottom="0cm"/>
    </style:style>
    <style:style style:name="P41" style:family="paragraph" style:parent-style-name="Text_20_body" style:list-style-name="L11">
      <style:paragraph-properties fo:margin-top="0cm" fo:margin-bottom="0cm"/>
    </style:style>
    <style:style style:name="P42" style:family="paragraph" style:parent-style-name="Text_20_body" style:list-style-name="L12">
      <style:paragraph-properties fo:margin-top="0cm" fo:margin-bottom="0cm"/>
    </style:style>
    <style:style style:name="P43" style:family="paragraph" style:parent-style-name="Text_20_body" style:list-style-name="L13">
      <style:paragraph-properties fo:margin-top="0cm" fo:margin-bottom="0cm"/>
    </style:style>
    <style:style style:name="P44" style:family="paragraph" style:parent-style-name="Text_20_body" style:list-style-name="L14">
      <style:paragraph-properties fo:margin-top="0cm" fo:margin-bottom="0cm"/>
    </style:style>
    <style:style style:name="P45" style:family="paragraph" style:parent-style-name="Text_20_body" style:list-style-name="L15">
      <style:paragraph-properties fo:margin-top="0cm" fo:margin-bottom="0cm"/>
    </style:style>
    <style:style style:name="P46" style:family="paragraph" style:parent-style-name="Text_20_body" style:list-style-name="L16">
      <style:paragraph-properties fo:margin-top="0cm" fo:margin-bottom="0cm"/>
    </style:style>
    <style:style style:name="P47" style:family="paragraph" style:parent-style-name="Text_20_body" style:list-style-name="L17">
      <style:paragraph-properties fo:margin-top="0cm" fo:margin-bottom="0cm"/>
    </style:style>
    <style:style style:name="P48" style:family="paragraph" style:parent-style-name="Text_20_body" style:list-style-name="L18">
      <style:paragraph-properties fo:margin-top="0cm" fo:margin-bottom="0cm"/>
    </style:style>
    <style:style style:name="P49" style:family="paragraph" style:parent-style-name="Heading_20_1">
      <style:paragraph-properties fo:margin-left="0cm" fo:margin-right="0cm" fo:orphans="2" fo:widows="2" fo:text-indent="0cm" style:auto-text-indent="false"/>
      <style:text-properties fo:color="#800000"/>
    </style:style>
    <style:style style:name="T1" style:family="text">
      <style:text-properties fo:font-variant="normal" fo:text-transform="none" fo:color="#c9d1d9" style:font-name="ui-monospace" fo:font-size="9pt" fo:letter-spacing="normal" fo:font-style="normal" fo:font-weight="normal"/>
    </style:style>
    <style:style style:name="T2" style:family="text">
      <style:text-properties fo:font-variant="normal" fo:text-transform="none" fo:color="#c9d1d9" fo:letter-spacing="normal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style:font-name="ui-monospace" fo:font-size="9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? <text:span text:style-name="Strong_20_Emphasis">Projekt: Advanced Inventory &amp; Procurement API</text:span></text:h>
      <text:h text:style-name="Heading_20_3" text:outline-level="3"><text:span text:style-name="Strong_20_Emphasis">Základní funkcionalita:</text:span></text:h>
      <text:list xml:id="list4368721908036874124" text:style-name="L1">
        <text:list-item>
          <text:p text:style-name="P31"><text:span text:style-name="Strong_20_Emphasis">Správa zásob</text:span> (produkty, kategorie, sklady, lokace)</text:p>
        </text:list-item>
        <text:list-item>
          <text:p text:style-name="P31"><text:span text:style-name="Strong_20_Emphasis">Nákupní proces</text:span> (objednávky, dodavatelé, příjemky)</text:p>
        </text:list-item>
        <text:list-item>
          <text:p text:style-name="P31"><text:span text:style-name="Strong_20_Emphasis">Prodejní proces</text:span> (rezervace, expedice, faktury)</text:p>
        </text:list-item>
        <text:list-item>
          <text:p text:style-name="P31"><text:span text:style-name="Strong_20_Emphasis">Reporting &amp; Analytics</text:span></text:p>
        </text:list-item>
        <text:list-item>
          <text:p text:style-name="P12"><text:span text:style-name="Strong_20_Emphasis">Audit trail</text:span> (kdo, kdy, co změnil)</text:p>
        </text:list-item>
      </text:list>
      <text:h text:style-name="Heading_20_3" text:outline-level="3"><text:span text:style-name="Strong_20_Emphasis">Technický stack:</text:span></text:h>
      <text:p text:style-name="Preformatted_20_Text">csharp</text:p>
      <text:p text:style-name="Preformatted_20_Text"><text:span text:style-name="Source_20_Text">// Backend</text:span></text:p>
      <text:p text:style-name="Preformatted_20_Text"><text:span text:style-name="Source_20_Text">- ASP.NET Core 8 Web API</text:span></text:p>
      <text:p text:style-name="Preformatted_20_Text"><text:span text:style-name="Source_20_Text">- Entity Framework Core (Code First)</text:span></text:p>
      <text:p text:style-name="Preformatted_20_Text"><text:span text:style-name="Source_20_Text">- SQL Server / PostgreSQL</text:span></text:p>
      <text:p text:style-name="Preformatted_20_Text"><text:span text:style-name="Source_20_Text">- AutoMapper</text:span></text:p>
      <text:p text:style-name="Preformatted_20_Text"><text:span text:style-name="Source_20_Text">- FluentValidation</text:span></text:p>
      <text:p text:style-name="Preformatted_20_Text"><text:span text:style-name="Source_20_Text">- JWT Authentication</text:span></text:p>
      <text:p text:style-name="Preformatted_20_Text"><text:span text:style-name="Source_20_Text">- Swagger/OpenAPI</text:span></text:p>
      <text:p text:style-name="Preformatted_20_Text"><text:span text:style-name="Source_20_Text">- Docker</text:span></text:p>
      <text:p text:style-name="Preformatted_20_Text"><text:span text:style-name="Source_20_Text">- Background services (Hangfire/Quartz)</text:span></text:p>
      <text:p text:style-name="Preformatted_20_Text"/>
      <text:p text:style-name="Preformatted_20_Text"><text:span text:style-name="Source_20_Text">// Frontend (optional)</text:span></text:p>
      <text:p text:style-name="Preformatted_20_Text"><text:span text:style-name="Source_20_Text">- WPF s MVVM pattern</text:span></text:p>
      <text:p text:style-name="P1"><text:span text:style-name="Source_20_Text">- HTTP client pro API komunikaci</text:span></text:p>
      <text:h text:style-name="Heading_20_2" text:outline-level="2">?￯ﾸﾏ <text:span text:style-name="Strong_20_Emphasis">Architektura (ERP-style):</text:span></text:h>
      <text:h text:style-name="Heading_20_3" text:outline-level="3"><text:span text:style-name="Strong_20_Emphasis">1. Domain Layer:</text:span></text:h>
      <text:p text:style-name="Preformatted_20_Text">csharp</text:p>
      <text:p text:style-name="Preformatted_20_Text"><text:span text:style-name="Source_20_Text">public class Product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SKU { get; set; }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<text:s text:c="4"/>public int CategoryId { get; set; }</text:span></text:p>
      <text:p text:style-name="Preformatted_20_Text"><text:span text:style-name="Source_20_Text"><text:s text:c="4"/>public decimal UnitPrice { get; set; }</text:span></text:p>
      <text:p text:style-name="Preformatted_20_Text"><text:span text:style-name="Source_20_Text"><text:s text:c="4"/>public int MinStockLevel { get; set; }</text:span></text:p>
      <text:p text:style-name="Preformatted_20_Text"><text:span text:style-name="Source_20_Text"><text:s text:c="4"/>public bool IsActive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ERP-specific</text:span></text:p>
      <text:p text:style-name="Preformatted_20_Text"><text:span text:style-name="Source_20_Text"><text:s text:c="4"/>public string BarCode { get; set; }</text:span></text:p>
      <text:p text:style-name="Preformatted_20_Text"><text:span text:style-name="Source_20_Text"><text:s text:c="4"/>public decimal Weight { get; set; }</text:span></text:p>
      <text:p text:style-name="Preformatted_20_Text"><text:span text:style-name="Source_20_Text"><text:s text:c="4"/>public string Unit { get; set; } // ks, kg, m, l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Category Category { get; set; }</text:span></text:p>
      <text:p text:style-name="Preformatted_20_Text"><text:span text:style-name="Source_20_Text"><text:s text:c="4"/>public ICollection&lt;StockMovement&gt; StockMovement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StockMovement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oft-page-break/><text:span text:style-name="Source_20_Text"><text:s text:c="4"/>public int ProductId { get; set; }</text:span></text:p>
      <text:p text:style-name="Preformatted_20_Text"><text:span text:style-name="Source_20_Text"><text:s text:c="4"/>public int WarehouseId { get; set; }</text:span></text:p>
      <text:p text:style-name="Preformatted_20_Text"><text:span text:style-name="Source_20_Text"><text:s text:c="4"/>public MovementType Type { get; set; } // In, Out, Transfer, Adjustment</text:span></text:p>
      <text:p text:style-name="Preformatted_20_Text"><text:span text:style-name="Source_20_Text"><text:s text:c="4"/>public int Quantity { get; set; }</text:span></text:p>
      <text:p text:style-name="Preformatted_20_Text"><text:span text:style-name="Source_20_Text"><text:s text:c="4"/>public decimal UnitPrice { get; set; }</text:span></text:p>
      <text:p text:style-name="Preformatted_20_Text"><text:span text:style-name="Source_20_Text"><text:s text:c="4"/>public string Reference { get; set; } // PO number, SO number, etc.</text:span></text:p>
      <text:p text:style-name="Preformatted_20_Text"><text:span text:style-name="Source_20_Text"><text:s text:c="4"/>public DateTime CreatedAt { get; set; }</text:span></text:p>
      <text:p text:style-name="Preformatted_20_Text"><text:span text:style-name="Source_20_Text"><text:s text:c="4"/>public string CreatedBy { get; set; }</text:span></text:p>
      <text:p text:style-name="Preformatted_20_Text"><text:span text:style-name="Source_20_Text"><text:s text:c="4"/>public string Note { get; set; }</text:span></text:p>
      <text:p text:style-name="P1"><text:span text:style-name="Source_20_Text">}</text:span></text:p>
      <text:h text:style-name="Heading_20_3" text:outline-level="3"><text:span text:style-name="Strong_20_Emphasis">2. Advanced ERP features:</text:span></text:h>
      <text:p text:style-name="Text_20_body"><text:span text:style-name="Strong_20_Emphasis">Workflow Engine:</text:span></text:p>
      <text:p text:style-name="Preformatted_20_Text">csharp</text:p>
      <text:p text:style-name="Preformatted_20_Text"><text:span text:style-name="Source_20_Text">public class PurchaseOrder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Number { get; set; }</text:span></text:p>
      <text:p text:style-name="Preformatted_20_Text"><text:span text:style-name="Source_20_Text"><text:s text:c="4"/>public int SupplierId { get; set; }</text:span></text:p>
      <text:p text:style-name="Preformatted_20_Text"><text:span text:style-name="Source_20_Text"><text:s text:c="4"/>public POStatus Status { get; set; } // Draft, Approved, Sent, Received, Closed</text:span></text:p>
      <text:p text:style-name="Preformatted_20_Text"><text:span text:style-name="Source_20_Text"><text:s text:c="4"/>public DateTime OrderDate { get; set; }</text:span></text:p>
      <text:p text:style-name="Preformatted_20_Text"><text:span text:style-name="Source_20_Text"><text:s text:c="4"/>public DateTime? ExpectedDelivery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Approval workflow</text:span></text:p>
      <text:p text:style-name="Preformatted_20_Text"><text:span text:style-name="Source_20_Text"><text:s text:c="4"/>public string RequestedBy { get; set; }</text:span></text:p>
      <text:p text:style-name="Preformatted_20_Text"><text:span text:style-name="Source_20_Text"><text:s text:c="4"/>public string ApprovedBy { get; set; }</text:span></text:p>
      <text:p text:style-name="Preformatted_20_Text"><text:span text:style-name="Source_20_Text"><text:s text:c="4"/>public DateTime? ApprovedAt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public ICollection&lt;PurchaseOrderLine&gt; Line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// Workflow service</text:span></text:p>
      <text:p text:style-name="Preformatted_20_Text"><text:span text:style-name="Source_20_Text">public interface IWorkflowService</text:span></text:p>
      <text:p text:style-name="Preformatted_20_Text"><text:span text:style-name="Source_20_Text">{</text:span></text:p>
      <text:p text:style-name="Preformatted_20_Text"><text:span text:style-name="Source_20_Text"><text:s text:c="4"/>Task&lt;bool&gt; SubmitForApprovalAsync(int poId);</text:span></text:p>
      <text:p text:style-name="Preformatted_20_Text"><text:span text:style-name="Source_20_Text"><text:s text:c="4"/>Task&lt;bool&gt; ApproveAsync(int poId, string approver);</text:span></text:p>
      <text:p text:style-name="Preformatted_20_Text"><text:span text:style-name="Source_20_Text"><text:s text:c="4"/>Task&lt;bool&gt; RejectAsync(int poId, string reason);</text:span></text:p>
      <text:p text:style-name="P1"><text:span text:style-name="Source_20_Text">}</text:span></text:p>
      <text:p text:style-name="Text_20_body"><text:span text:style-name="Strong_20_Emphasis">Multi-warehouse support:</text:span></text:p>
      <text:p text:style-name="Preformatted_20_Text">csharp</text:p>
      <text:p text:style-name="Preformatted_20_Text"><text:span text:style-name="Source_20_Text">public class StockLevel</text:span></text:p>
      <text:p text:style-name="Preformatted_20_Text"><text:span text:style-name="Source_20_Text">{</text:span></text:p>
      <text:p text:style-name="Preformatted_20_Text"><text:span text:style-name="Source_20_Text"><text:s text:c="4"/>public int ProductId { get; set; }</text:span></text:p>
      <text:p text:style-name="Preformatted_20_Text"><text:span text:style-name="Source_20_Text"><text:s text:c="4"/>public int WarehouseId { get; set; }</text:span></text:p>
      <text:p text:style-name="Preformatted_20_Text"><text:span text:style-name="Source_20_Text"><text:s text:c="4"/>public int AvailableQuantity { get; set; }</text:span></text:p>
      <text:p text:style-name="Preformatted_20_Text"><text:span text:style-name="Source_20_Text"><text:s text:c="4"/>public int ReservedQuantity { get; set; }</text:span></text:p>
      <text:p text:style-name="Preformatted_20_Text"><text:span text:style-name="Source_20_Text"><text:s text:c="4"/>public int IncomingQuantity { get; set; } // Na objednávce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Computed</text:span></text:p>
      <text:p text:style-name="Preformatted_20_Text"><text:span text:style-name="Source_20_Text"><text:s text:c="4"/>public int FreeQuantity =&gt; AvailableQuantity - ReservedQuantity;</text:span></text:p>
      <text:p text:style-name="P1"><text:span text:style-name="Source_20_Text">}</text:span></text:p>
      <text:h text:style-name="Heading_20_2" text:outline-level="2">? <text:span text:style-name="Strong_20_Emphasis">API Endpoints (RESTful):</text:span></text:h>
      <text:p text:style-name="Preformatted_20_Text">csharp</text:p>
      <text:p text:style-name="Preformatted_20_Text"><text:span text:style-name="Source_20_Text">[Route("api/[controller]")]</text:span></text:p>
      <text:p text:style-name="Preformatted_20_Text"><text:soft-page-break/><text:span text:style-name="Source_20_Text">public class Products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// CRUD + ERP specific</text:span></text:p>
      <text:p text:style-name="Preformatted_20_Text"><text:span text:style-name="Source_20_Text"><text:s text:c="4"/>[HttpGet]</text:span></text:p>
      <text:p text:style-name="Preformatted_20_Text"><text:span text:style-name="Source_20_Text"><text:s text:c="4"/>public async Task&lt;PagedResult&lt;ProductDto&gt;&gt; GetProducts([FromQuery] ProductFilter filter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{id}/stock")]</text:span></text:p>
      <text:p text:style-name="Preformatted_20_Text"><text:span text:style-name="Source_20_Text"><text:s text:c="4"/>public async Task&lt;StockSummaryDto&gt; GetProductStock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adjust-stock")]</text:span></text:p>
      <text:p text:style-name="Preformatted_20_Text"><text:span text:style-name="Source_20_Text"><text:s text:c="4"/>public async Task&lt;IActionResult&gt; AdjustStock(int id, StockAdjustmentDto adjustment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{id}/movements")]</text:span></text:p>
      <text:p text:style-name="Preformatted_20_Text"><text:span text:style-name="Source_20_Text"><text:s text:c="4"/>public async Task&lt;PagedResult&lt;StockMovementDto&gt;&gt; GetStockMovements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low-stock")]</text:span></text:p>
      <text:p text:style-name="Preformatted_20_Text"><text:span text:style-name="Source_20_Text"><text:s text:c="4"/>public async Task&lt;List&lt;LowStockAlertDto&gt;&gt; GetLowStockAlerts()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[Route("api/[controller]")]</text:span></text:p>
      <text:p text:style-name="Preformatted_20_Text"><text:span text:style-name="Source_20_Text">public class PurchaseOrders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[HttpPost]</text:span></text:p>
      <text:p text:style-name="Preformatted_20_Text"><text:span text:style-name="Source_20_Text"><text:s text:c="4"/>public async Task&lt;CreatedResult&lt;PurchaseOrderDto&gt;&gt; CreatePurchaseOrder(CreatePurchaseOrderDto dto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submit")]</text:span></text:p>
      <text:p text:style-name="Preformatted_20_Text"><text:span text:style-name="Source_20_Text"><text:s text:c="4"/>public async Task&lt;IActionResult&gt; SubmitForApproval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approve")]</text:span></text:p>
      <text:p text:style-name="Preformatted_20_Text"><text:span text:style-name="Source_20_Text"><text:s text:c="4"/>public async Task&lt;IActionResult&gt; Approve(int id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{id}/receive")]</text:span></text:p>
      <text:p text:style-name="Preformatted_20_Text"><text:span text:style-name="Source_20_Text"><text:s text:c="4"/>public async Task&lt;IActionResult&gt; ReceiveGoods(int id, ReceiveGoodsDto dto);</text:span></text:p>
      <text:p text:style-name="P1"><text:span text:style-name="Source_20_Text">}</text:span></text:p>
      <text:h text:style-name="Heading_20_2" text:outline-level="2">? <text:span text:style-name="Strong_20_Emphasis">Advanced Features:</text:span></text:h>
      <text:h text:style-name="Heading_20_3" text:outline-level="3"><text:span text:style-name="Strong_20_Emphasis">1. Reporting API:</text:span></text:h>
      <text:p text:style-name="Preformatted_20_Text">csharp</text:p>
      <text:p text:style-name="Preformatted_20_Text"><text:span text:style-name="Source_20_Text">[Route("api/reports")]</text:span></text:p>
      <text:p text:style-name="Preformatted_20_Text"><text:span text:style-name="Source_20_Text">public class Reports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[HttpGet("inventory-valuation")]</text:span></text:p>
      <text:p text:style-name="Preformatted_20_Text"><text:span text:style-name="Source_20_Text"><text:s text:c="4"/>public async Task&lt;InventoryValuationReport&gt; GetInventoryValuation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stock-aging")]</text:span></text:p>
      <text:p text:style-name="Preformatted_20_Text"><text:span text:style-name="Source_20_Text"><text:s text:c="4"/>public async Task&lt;StockAgingReport&gt; GetStockAging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purchase-analysis")]</text:span></text:p>
      <text:p text:style-name="Preformatted_20_Text"><text:span text:style-name="Source_20_Text"><text:s text:c="4"/>public async Task&lt;PurchaseAnalysisReport&gt; GetPurchaseAnalysis([FromQuery] DateRange period);</text:span></text:p>
      <text:p text:style-name="P1"><text:span text:style-name="Source_20_Text">}</text:span></text:p>
      <text:h text:style-name="Heading_20_3" text:outline-level="3"><text:span text:style-name="Strong_20_Emphasis">2. Background Services:</text:span></text:h>
      <text:p text:style-name="Preformatted_20_Text">csharp</text:p>
      <text:p text:style-name="Preformatted_20_Text"><text:soft-page-break/><text:span text:style-name="Source_20_Text">public class StockLevelMonitoringService : BackgroundService</text:span></text:p>
      <text:p text:style-name="Preformatted_20_Text"><text:span text:style-name="Source_20_Text">{</text:span></text:p>
      <text:p text:style-name="Preformatted_20_Text"><text:span text:style-name="Source_20_Text"><text:s text:c="4"/>protected override async Task ExecuteAsync(CancellationToken stoppingToken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while (!stoppingToken.IsCancellationRequested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await CheckLowStockLevels();</text:span></text:p>
      <text:p text:style-name="Preformatted_20_Text"><text:span text:style-name="Source_20_Text"><text:s text:c="12"/>await CheckExpiredProducts();</text:span></text:p>
      <text:p text:style-name="Preformatted_20_Text"><text:span text:style-name="Source_20_Text"><text:s text:c="12"/>await GenerateReplenishmentSuggestion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await Task.Delay(TimeSpan.FromHours(1), stoppingToken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<text:span text:style-name="Strong_20_Emphasis">3. Integration API:</text:span></text:h>
      <text:p text:style-name="Preformatted_20_Text">csharp</text:p>
      <text:p text:style-name="Preformatted_20_Text"><text:span text:style-name="Source_20_Text">[Route("api/integration")]</text:span></text:p>
      <text:p text:style-name="Preformatted_20_Text"><text:span text:style-name="Source_20_Text">public class IntegrationController : ControllerBase</text:span></text:p>
      <text:p text:style-name="Preformatted_20_Text"><text:span text:style-name="Source_20_Text">{</text:span></text:p>
      <text:p text:style-name="Preformatted_20_Text"><text:span text:style-name="Source_20_Text"><text:s text:c="4"/>[HttpPost("import/products")]</text:span></text:p>
      <text:p text:style-name="Preformatted_20_Text"><text:span text:style-name="Source_20_Text"><text:s text:c="4"/>public async Task&lt;ImportResultDto&gt; ImportProducts(IFormFile csvFile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Get("export/stock-levels")]</text:span></text:p>
      <text:p text:style-name="Preformatted_20_Text"><text:span text:style-name="Source_20_Text"><text:s text:c="4"/>public async Task&lt;FileResult&gt; ExportStockLevels();</text:span></text:p>
      <text:p text:style-name="Preformatted_20_Text"><text:span text:style-name="Source_20_Text"><text:s text:c="4"/></text:span></text:p>
      <text:p text:style-name="Preformatted_20_Text"><text:span text:style-name="Source_20_Text"><text:s text:c="4"/>[HttpPost("webhook/supplier-catalog")]</text:span></text:p>
      <text:p text:style-name="Preformatted_20_Text"><text:span text:style-name="Source_20_Text"><text:s text:c="4"/>public async Task&lt;IActionResult&gt; ReceiveSupplierCatalogUpdate(SupplierCatalogDto catalog);</text:span></text:p>
      <text:p text:style-name="P1"><text:span text:style-name="Source_20_Text">}</text:span></text:p>
      <text:h text:style-name="Heading_20_2" text:outline-level="2">? <text:span text:style-name="Strong_20_Emphasis">Docker Setup:</text:span></text:h>
      <text:p text:style-name="Preformatted_20_Text">dockerfile</text:p>
      <text:p text:style-name="Preformatted_20_Text"><text:span text:style-name="Source_20_Text">FROM mcr.microsoft.com/dotnet/aspnet:8.0 AS base</text:span></text:p>
      <text:p text:style-name="Preformatted_20_Text"><text:span text:style-name="Source_20_Text">WORKDIR /app</text:span></text:p>
      <text:p text:style-name="Preformatted_20_Text"><text:span text:style-name="Source_20_Text">EXPOSE 80 443</text:span></text:p>
      <text:p text:style-name="Preformatted_20_Text"/>
      <text:p text:style-name="Preformatted_20_Text"><text:span text:style-name="Source_20_Text">FROM mcr.microsoft.com/dotnet/sdk:8.0 AS build</text:span></text:p>
      <text:p text:style-name="Preformatted_20_Text"><text:span text:style-name="Source_20_Text">WORKDIR /src</text:span></text:p>
      <text:p text:style-name="Preformatted_20_Text"><text:span text:style-name="Source_20_Text">COPY ["InventoryAPI.csproj", "./"]</text:span></text:p>
      <text:p text:style-name="Preformatted_20_Text"><text:span text:style-name="Source_20_Text">RUN dotnet restore</text:span></text:p>
      <text:p text:style-name="Preformatted_20_Text"><text:span text:style-name="Source_20_Text">COPY . .</text:span></text:p>
      <text:p text:style-name="Preformatted_20_Text"><text:span text:style-name="Source_20_Text">RUN dotnet publish -c Release -o /app/publish</text:span></text:p>
      <text:p text:style-name="Preformatted_20_Text"/>
      <text:p text:style-name="Preformatted_20_Text"><text:span text:style-name="Source_20_Text">FROM base AS final</text:span></text:p>
      <text:p text:style-name="Preformatted_20_Text"><text:span text:style-name="Source_20_Text">WORKDIR /app</text:span></text:p>
      <text:p text:style-name="Preformatted_20_Text"><text:span text:style-name="Source_20_Text">COPY --from=build /app/publish .</text:span></text:p>
      <text:p text:style-name="P1"><text:span text:style-name="Source_20_Text">ENTRYPOINT ["dotnet", "InventoryAPI.dll"]</text:span></text:p>
      <text:p text:style-name="Preformatted_20_Text">yaml</text:p>
      <text:p text:style-name="Preformatted_20_Text"><text:span text:style-name="Source_20_Text"># docker-compose.yml</text:span></text:p>
      <text:p text:style-name="Preformatted_20_Text"><text:span text:style-name="Source_20_Text">version: '3.8'</text:span></text:p>
      <text:p text:style-name="Preformatted_20_Text"><text:span text:style-name="Source_20_Text">services:</text:span></text:p>
      <text:p text:style-name="Preformatted_20_Text"><text:span text:style-name="Source_20_Text"><text:s text:c="2"/>api:</text:span></text:p>
      <text:p text:style-name="Preformatted_20_Text"><text:span text:style-name="Source_20_Text"><text:s text:c="4"/>build: .</text:span></text:p>
      <text:p text:style-name="Preformatted_20_Text"><text:span text:style-name="Source_20_Text"><text:s text:c="4"/>ports:</text:span></text:p>
      <text:p text:style-name="Preformatted_20_Text"><text:span text:style-name="Source_20_Text"><text:s text:c="6"/>- "5000:80"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ConnectionStrings__DefaultConnection=Server=db;Database=InventoryDB;User </text:span><text:soft-page-break/><text:span text:style-name="Source_20_Text">Id=sa;Password=YourPass123;</text:span></text:p>
      <text:p text:style-name="Preformatted_20_Text"><text:span text:style-name="Source_20_Text"><text:s text:c="4"/>depends_on:</text:span></text:p>
      <text:p text:style-name="Preformatted_20_Text"><text:span text:style-name="Source_20_Text"><text:s text:c="6"/>- db</text:span></text:p>
      <text:p text:style-name="Preformatted_20_Text"><text:span text:style-name="Source_20_Text"><text:s text:c="2"/></text:span></text:p>
      <text:p text:style-name="Preformatted_20_Text"><text:span text:style-name="Source_20_Text"><text:s text:c="2"/>db:</text:span></text:p>
      <text:p text:style-name="Preformatted_20_Text"><text:span text:style-name="Source_20_Text"><text:s text:c="4"/>image: mcr.microsoft.com/mssql/server:2022-latest</text:span></text:p>
      <text:p text:style-name="Preformatted_20_Text"><text:span text:style-name="Source_20_Text"><text:s text:c="4"/>environment:</text:span></text:p>
      <text:p text:style-name="Preformatted_20_Text"><text:span text:style-name="Source_20_Text"><text:s text:c="6"/>- ACCEPT_EULA=Y</text:span></text:p>
      <text:p text:style-name="P1"><text:span text:style-name="Source_20_Text"><text:s text:c="6"/>- SA_PASSWORD=YourPass123</text:span></text:p>
      <text:h text:style-name="Heading_20_2" text:outline-level="2">? <text:span text:style-name="Strong_20_Emphasis">Proč tento projekt zaujme ERP firmy:</text:span></text:h>
      <text:p text:style-name="Text_20_body">✅ <text:span text:style-name="Strong_20_Emphasis">Business domain knowledge</text:span> - rozumíš inventory managementu<text:line-break/>✅ <text:span text:style-name="Strong_20_Emphasis">Complex relationships</text:span> - ukážeš práci s komplexními entitami<text:line-break/>✅ <text:span text:style-name="Strong_20_Emphasis">Workflow implementation</text:span> - approval procesy<text:line-break/>✅ <text:span text:style-name="Strong_20_Emphasis">Reporting</text:span> - důležité pro ERP<text:line-break/>✅ <text:span text:style-name="Strong_20_Emphasis">Multi-tenant thinking</text:span> - více skladů, firmy<text:line-break/>✅ <text:span text:style-name="Strong_20_Emphasis">Integration capabilities</text:span> - import/export, webhooks<text:line-break/>✅ <text:span text:style-name="Strong_20_Emphasis">Background processing</text:span> - automated tasks<text:line-break/>✅ <text:span text:style-name="Strong_20_Emphasis">Audit trail</text:span> - kdo co kdy změnil<text:line-break/>✅ <text:span text:style-name="Strong_20_Emphasis">Performance</text:span> - paging, caching, optimalizace</text:p>
      <text:p text:style-name="Text_20_body"><text:span text:style-name="Strong_20_Emphasis">Tip:</text:span> Přidej k tomu pěkné README s API dokumentací, ER diagramem a ukázkami použití. To bude ?!</text:p>
      <text:p text:style-name="Text_20_body">Chceš, abych ti pomohl s konkrétní částí implementace?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Standard"/>
      <text:p text:style-name="Standard"/>
      <text:p text:style-name="Text_20_body">Perfekt! Pojďme si <text:span text:style-name="Strong_20_Emphasis">Advanced Inventory &amp; Procurement API</text:span> rozebrat detailně - co přesně dělá a jak funguje.</text:p>
      <text:h text:style-name="Heading_20_2" text:outline-level="2">? <text:span text:style-name="Strong_20_Emphasis">Hlavní účel systému:</text:span></text:h>
      <text:p text:style-name="Text_20_body">Představ si, že máš firmu, která:</text:p>
      <text:list xml:id="list3940672091872689907" text:style-name="L2">
        <text:list-item>
          <text:p text:style-name="P32">Prodává produkty (eshop, obchod, distribuce)</text:p>
        </text:list-item>
        <text:list-item>
          <text:p text:style-name="P32">Má více skladů</text:p>
        </text:list-item>
        <text:list-item>
          <text:p text:style-name="P32">Nakupuje zboží od dodavatelů</text:p>
        </text:list-item>
        <text:list-item>
          <text:p text:style-name="P13">Musí hlídat zásoby, aby neměla vyprodáno ani přebytek</text:p>
        </text:list-item>
      </text:list>
      <text:p text:style-name="Text_20_body"><text:span text:style-name="Strong_20_Emphasis">Tento API system řeší kompletně správu zásob a nákupní procesy.</text:span></text:p>
      <text:p text:style-name="Horizontal_20_Line"/>
      <text:h text:style-name="Heading_20_2" text:outline-level="2"><text:soft-page-break/>? <text:span text:style-name="Strong_20_Emphasis">Konkrétní funkce - krok za krokem:</text:span></text:h>
      <text:h text:style-name="Heading_20_3" text:outline-level="3"><text:span text:style-name="Strong_20_Emphasis">1. SPRÁVA PRODUKTŮ</text:span></text:h>
      <text:p text:style-name="Preformatted_20_Text">csharp</text:p>
      <text:p text:style-name="Preformatted_20_Text"><text:span text:style-name="Source_20_Text">// Co to dělá: Spravuje katalog všech produktů</text:span></text:p>
      <text:p text:style-name="Preformatted_20_Text"><text:span text:style-name="Source_20_Text">public class Product</text:span></text:p>
      <text:p text:style-name="Preformatted_20_Text"><text:span text:style-name="Source_20_Text">{</text:span></text:p>
      <text:p text:style-name="Preformatted_20_Text"><text:span text:style-name="Source_20_Text"><text:s text:c="4"/>public string SKU { get; set; } <text:s text:c="7"/>// Unikátní kód produktu "ABC-123"</text:span></text:p>
      <text:p text:style-name="Preformatted_20_Text"><text:span text:style-name="Source_20_Text"><text:s text:c="4"/>public string Name { get; set; } <text:s text:c="6"/>// "iPhone 15 Pro"</text:span></text:p>
      <text:p text:style-name="Preformatted_20_Text"><text:span text:style-name="Source_20_Text"><text:s text:c="4"/>public decimal UnitPrice { get; set; } // 25000 Kč</text:span></text:p>
      <text:p text:style-name="Preformatted_20_Text"><text:span text:style-name="Source_20_Text"><text:s text:c="4"/>public int MinStockLevel { get; set; } // Minimální zásoba = 5 kusů</text:span></text:p>
      <text:p text:style-name="Preformatted_20_Text"><text:span text:style-name="Source_20_Text"><text:s text:c="4"/>public string Unit { get; set; } <text:s text:c="6"/>// "ks", "kg", "litr"</text:span></text:p>
      <text:p text:style-name="P1"><text:span text:style-name="Source_20_Text">}</text:span></text:p>
      <text:p text:style-name="Text_20_body"><text:span text:style-name="Strong_20_Emphasis">Praktický příklad:</text:span></text:p>
      <text:list xml:id="list6502548202207728217" text:style-name="L3">
        <text:list-item>
          <text:p text:style-name="P33">Přidáš nový produkt "Notebook Dell"</text:p>
        </text:list-item>
        <text:list-item>
          <text:p text:style-name="P33">Nastavíš minimální zásobu na 10 kusů</text:p>
        </text:list-item>
        <text:list-item>
          <text:p text:style-name="P14">Když zásoba klesne pod 10, systém pošle alert</text:p>
        </text:list-item>
      </text:list>
      <text:h text:style-name="Heading_20_3" text:outline-level="3"><text:span text:style-name="Strong_20_Emphasis">2. SPRÁVA SKLADŮ</text:span></text:h>
      <text:p text:style-name="Preformatted_20_Text">csharp</text:p>
      <text:p text:style-name="Preformatted_20_Text"><text:span text:style-name="Source_20_Text">// Můžeš mít více skladů</text:span></text:p>
      <text:p text:style-name="Preformatted_20_Text"><text:span text:style-name="Source_20_Text">public class Warehouse </text:span></text:p>
      <text:p text:style-name="Preformatted_20_Text"><text:span text:style-name="Source_20_Text">{</text:span></text:p>
      <text:p text:style-name="Preformatted_20_Text"><text:span text:style-name="Source_20_Text"><text:s text:c="4"/>public string Name { get; set; } <text:s text:c="4"/>// "Sklad Praha", "Sklad Brno"</text:span></text:p>
      <text:p text:style-name="Preformatted_20_Text"><text:span text:style-name="Source_20_Text"><text:s text:c="4"/>public string Address { get; set; } <text:s/>// Adresa skladu</text:span></text:p>
      <text:p text:style-name="Preformatted_20_Text"><text:span text:style-name="Source_20_Text"><text:s text:c="4"/>public bool IsActive { get; set; } <text:s text:c="2"/>// Aktivní/neaktivní</text:span></text:p>
      <text:p text:style-name="P1"><text:span text:style-name="Source_20_Text">}</text:span></text:p>
      <text:p text:style-name="Text_20_body"><text:span text:style-name="Strong_20_Emphasis">Praktický příklad:</text:span></text:p>
      <text:list xml:id="list4215058445199893023" text:style-name="L4">
        <text:list-item>
          <text:p text:style-name="P34">Sklad Praha: 50 ks iPhone</text:p>
        </text:list-item>
        <text:list-item>
          <text:p text:style-name="P34">Sklad Brno: 20 ks iPhone</text:p>
        </text:list-item>
        <text:list-item>
          <text:p text:style-name="P15"><text:span text:style-name="Strong_20_Emphasis">Celková zásoba: 70 ks</text:span></text:p>
        </text:list-item>
      </text:list>
      <text:h text:style-name="Heading_20_3" text:outline-level="3"><text:span text:style-name="Strong_20_Emphasis">3. POHYBY ZÁSOB (Stock Movements)</text:span></text:h>
      <text:p text:style-name="Preformatted_20_Text">csharp</text:p>
      <text:p text:style-name="Preformatted_20_Text"><text:span text:style-name="Source_20_Text">public enum MovementType </text:span></text:p>
      <text:p text:style-name="Preformatted_20_Text"><text:span text:style-name="Source_20_Text">{</text:span></text:p>
      <text:p text:style-name="Preformatted_20_Text"><text:span text:style-name="Source_20_Text"><text:s text:c="4"/>In, <text:s text:c="9"/>// Příjem zboží (od dodavatele)</text:span></text:p>
      <text:p text:style-name="Preformatted_20_Text"><text:span text:style-name="Source_20_Text"><text:s text:c="4"/>Out, <text:s text:c="8"/>// Výdej zboží (prodej zákazníkovi) <text:s/></text:span></text:p>
      <text:p text:style-name="Preformatted_20_Text"><text:span text:style-name="Source_20_Text"><text:s text:c="4"/>Transfer, <text:s text:c="3"/>// Přesun mezi sklady</text:span></text:p>
      <text:p text:style-name="Preformatted_20_Text"><text:span text:style-name="Source_20_Text"><text:s text:c="4"/>Adjustment <text:s text:c="2"/>// Inventurní rozdíl</text:span></text:p>
      <text:p text:style-name="P1"><text:span text:style-name="Source_20_Text">}</text:span></text:p>
      <text:p text:style-name="Text_20_body"><text:span text:style-name="Strong_20_Emphasis">Praktické scénáře:</text:span></text:p>
      <text:list xml:id="list9161054350096746468" text:style-name="L5">
        <text:list-item>
          <text:p text:style-name="P35"><text:span text:style-name="Strong_20_Emphasis">Příjem:</text:span> Dodavatel dovezl 100 ks → zásoba +100</text:p>
        </text:list-item>
        <text:list-item>
          <text:p text:style-name="P35"><text:span text:style-name="Strong_20_Emphasis">Prodej:</text:span> Zákazník koupil 5 ks → zásoba -5</text:p>
        </text:list-item>
        <text:list-item>
          <text:p text:style-name="P35"><text:span text:style-name="Strong_20_Emphasis">Transfer:</text:span> Přesun 10 ks z Prahy do Brna</text:p>
        </text:list-item>
        <text:list-item>
          <text:p text:style-name="P16"><text:span text:style-name="Strong_20_Emphasis">Inventura:</text:span> Našli jsme 2 ks navíc → +2</text:p>
        </text:list-item>
      </text:list>
      <text:p text:style-name="Horizontal_20_Line"/>
      <text:h text:style-name="Heading_20_2" text:outline-level="2"><text:soft-page-break/>? <text:span text:style-name="Strong_20_Emphasis">NÁKUPNÍ PROCES (Procurement):</text:span></text:h>
      <text:h text:style-name="Heading_20_3" text:outline-level="3"><text:span text:style-name="Strong_20_Emphasis">Krok 1: Vytvoření objednávky</text:span></text:h>
      <text:p text:style-name="Preformatted_20_Text">csharp</text:p>
      <text:p text:style-name="Preformatted_20_Text"><text:span text:style-name="Source_20_Text">public class PurchaseOrder </text:span></text:p>
      <text:p text:style-name="Preformatted_20_Text"><text:span text:style-name="Source_20_Text">{</text:span></text:p>
      <text:p text:style-name="Preformatted_20_Text"><text:span text:style-name="Source_20_Text"><text:s text:c="4"/>public string Number { get; set; } <text:s text:c="7"/>// "PO-2024-001"</text:span></text:p>
      <text:p text:style-name="Preformatted_20_Text"><text:span text:style-name="Source_20_Text"><text:s text:c="4"/>public int SupplierId { get; set; } <text:s text:c="6"/>// ID dodavatele</text:span></text:p>
      <text:p text:style-name="Preformatted_20_Text"><text:span text:style-name="Source_20_Text"><text:s text:c="4"/>public POStatus Status { get; set; } <text:s text:c="5"/>// Draft, Approved, Sent, Received</text:span></text:p>
      <text:p text:style-name="Preformatted_20_Text"><text:span text:style-name="Source_20_Text"><text:s text:c="4"/>public DateTime OrderDate { get; set; }</text:span></text:p>
      <text:p text:style-name="Preformatted_20_Text"><text:span text:style-name="Source_20_Text"><text:s text:c="4"/>public DateTime ExpectedDelivery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PurchaseOrderLine </text:span></text:p>
      <text:p text:style-name="Preformatted_20_Text"><text:span text:style-name="Source_20_Text">{</text:span></text:p>
      <text:p text:style-name="Preformatted_20_Text"><text:span text:style-name="Source_20_Text"><text:s text:c="4"/>public int ProductId { get; set; } <text:s text:c="3"/>// Co objednáváme</text:span></text:p>
      <text:p text:style-name="Preformatted_20_Text"><text:span text:style-name="Source_20_Text"><text:s text:c="4"/>public int Quantity { get; set; } <text:s text:c="4"/>// Kolik kusů</text:span></text:p>
      <text:p text:style-name="Preformatted_20_Text"><text:span text:style-name="Source_20_Text"><text:s text:c="4"/>public decimal UnitPrice { get; set; } // Za kolik</text:span></text:p>
      <text:p text:style-name="P1"><text:span text:style-name="Source_20_Text">}</text:span></text:p>
      <text:h text:style-name="Heading_20_3" text:outline-level="3"><text:span text:style-name="Strong_20_Emphasis">Praktický workflow:</text:span></text:h>
      <text:list xml:id="list806103283176183830" text:style-name="L6">
        <text:list-item>
          <text:p text:style-name="P36"><text:span text:style-name="Strong_20_Emphasis">Vytvoření:</text:span> "Potřebujeme 100 ks iPhone od Apple za 20000 Kč/ks"</text:p>
        </text:list-item>
        <text:list-item>
          <text:p text:style-name="P36"><text:span text:style-name="Strong_20_Emphasis">Schválení:</text:span> Manažer schválí objednávku</text:p>
        </text:list-item>
        <text:list-item>
          <text:p text:style-name="P36"><text:span text:style-name="Strong_20_Emphasis">Odeslání:</text:span> Pošle se dodavateli</text:p>
        </text:list-item>
        <text:list-item>
          <text:p text:style-name="P36"><text:span text:style-name="Strong_20_Emphasis">Příjem:</text:span> Zboží dorazí, naskladní se</text:p>
        </text:list-item>
        <text:list-item>
          <text:p text:style-name="P17"><text:span text:style-name="Strong_20_Emphasis">Uzavření:</text:span> Objednávka hotová</text:p>
        </text:list-item>
      </text:list>
      <text:p text:style-name="Horizontal_20_Line"/>
      <text:h text:style-name="Heading_20_2" text:outline-level="2">? <text:span text:style-name="Strong_20_Emphasis">REAL-TIME MONITORING:</text:span></text:h>
      <text:h text:style-name="Heading_20_3" text:outline-level="3"><text:span text:style-name="Strong_20_Emphasis">1. Aktuální stav zásob:</text:span></text:h>
      <text:p text:style-name="Preformatted_20_Text">http</text:p>
      <text:p text:style-name="Preformatted_20_Text"><text:span text:style-name="Source_20_Text">GET /api/products/123/stock</text:span></text:p>
      <text:p text:style-name="Preformatted_20_Text"><text:span text:style-name="Source_20_Text">Response:</text:span></text:p>
      <text:p text:style-name="Preformatted_20_Text"><text:span text:style-name="Source_20_Text">{</text:span></text:p>
      <text:p text:style-name="Preformatted_20_Text"><text:span text:style-name="Source_20_Text"><text:s text:c="2"/>"productId": 123,</text:span></text:p>
      <text:p text:style-name="Preformatted_20_Text"><text:span text:style-name="Source_20_Text"><text:s text:c="2"/>"totalAvailable": 75,</text:span></text:p>
      <text:p text:style-name="Preformatted_20_Text"><text:span text:style-name="Source_20_Text"><text:s text:c="2"/>"reserved": 10, <text:s text:c="7"/>// Rezervováno pro objednávky</text:span></text:p>
      <text:p text:style-name="Preformatted_20_Text"><text:span text:style-name="Source_20_Text"><text:s text:c="2"/>"free": 65, <text:s text:c="10"/>// Volné k prodeji</text:span></text:p>
      <text:p text:style-name="Preformatted_20_Text"><text:span text:style-name="Source_20_Text"><text:s text:c="2"/>"incoming": 100, <text:s text:c="5"/>// Na cestě od dodavatele</text:span></text:p>
      <text:p text:style-name="Preformatted_20_Text"><text:span text:style-name="Source_20_Text"><text:s text:c="2"/>"warehouses": [</text:span></text:p>
      <text:p text:style-name="Preformatted_20_Text"><text:span text:style-name="Source_20_Text"><text:s text:c="4"/>{"warehouseId": 1, "quantity": 50},</text:span></text:p>
      <text:p text:style-name="Preformatted_20_Text"><text:span text:style-name="Source_20_Text"><text:s text:c="4"/>{"warehouseId": 2, "quantity": 25}</text:span></text:p>
      <text:p text:style-name="Preformatted_20_Text"><text:span text:style-name="Source_20_Text"><text:s text:c="2"/>]</text:span></text:p>
      <text:p text:style-name="P1"><text:span text:style-name="Source_20_Text">}</text:span></text:p>
      <text:h text:style-name="Heading_20_3" text:outline-level="3"><text:span text:style-name="Strong_20_Emphasis">2. Low stock alerts:</text:span></text:h>
      <text:p text:style-name="Preformatted_20_Text">http</text:p>
      <text:p text:style-name="Preformatted_20_Text"><text:span text:style-name="Source_20_Text">GET /api/products/low-stock</text:span></text:p>
      <text:p text:style-name="Preformatted_20_Text"><text:span text:style-name="Source_20_Text">Response:</text:span></text:p>
      <text:p text:style-name="Preformatted_20_Text"><text:span text:style-name="Source_20_Text">[</text:span></text:p>
      <text:p text:style-name="Preformatted_20_Text"><text:span text:style-name="Source_20_Text"><text:s text:c="2"/>{</text:span></text:p>
      <text:p text:style-name="Preformatted_20_Text"><text:soft-page-break/><text:span text:style-name="Source_20_Text"><text:s text:c="4"/>"productName": "iPhone 15",</text:span></text:p>
      <text:p text:style-name="Preformatted_20_Text"><text:span text:style-name="Source_20_Text"><text:s text:c="4"/>"currentStock": 3,</text:span></text:p>
      <text:p text:style-name="Preformatted_20_Text"><text:span text:style-name="Source_20_Text"><text:s text:c="4"/>"minLevel": 10,</text:span></text:p>
      <text:p text:style-name="Preformatted_20_Text"><text:span text:style-name="Source_20_Text"><text:s text:c="4"/>"suggested": "Order 50 pieces"</text:span></text:p>
      <text:p text:style-name="Preformatted_20_Text"><text:span text:style-name="Source_20_Text"><text:s text:c="2"/>}</text:span></text:p>
      <text:p text:style-name="P1"><text:span text:style-name="Source_20_Text">]</text:span></text:p>
      <text:p text:style-name="Horizontal_20_Line"/>
      <text:h text:style-name="Heading_20_2" text:outline-level="2">? <text:span text:style-name="Strong_20_Emphasis">AUTOMATIZACE:</text:span></text:h>
      <text:h text:style-name="Heading_20_3" text:outline-level="3"><text:span text:style-name="Strong_20_Emphasis">Background Services:</text:span></text:h>
      <text:p text:style-name="Preformatted_20_Text">csharp</text:p>
      <text:p text:style-name="Preformatted_20_Text"><text:span text:style-name="Source_20_Text">public class StockMonitoringService : BackgroundService</text:span></text:p>
      <text:p text:style-name="Preformatted_20_Text"><text:span text:style-name="Source_20_Text">{</text:span></text:p>
      <text:p text:style-name="Preformatted_20_Text"><text:span text:style-name="Source_20_Text"><text:s text:c="4"/>// Běží každou hodinu na pozadí</text:span></text:p>
      <text:p text:style-name="Preformatted_20_Text"><text:span text:style-name="Source_20_Text"><text:s text:c="4"/>protected override async Task ExecuteAsync(CancellationToken stoppingToken)</text:span></text:p>
      <text:p text:style-name="Preformatted_20_Text"><text:span text:style-name="Source_20_Text"><text:s text:c="4"/>{</text:span></text:p>
      <text:p text:style-name="Preformatted_20_Text"><text:span text:style-name="Source_20_Text"><text:s text:c="8"/>while (!stoppingToken.IsCancellationRequested)</text:span></text:p>
      <text:p text:style-name="Preformatted_20_Text"><text:span text:style-name="Source_20_Text"><text:s text:c="8"/>{</text:span></text:p>
      <text:p text:style-name="Preformatted_20_Text"><text:span text:style-name="Source_20_Text"><text:s text:c="12"/>// 1. Zkontroluj nízké zásoby</text:span></text:p>
      <text:p text:style-name="Preformatted_20_Text"><text:span text:style-name="Source_20_Text"><text:s text:c="12"/>await CheckLowStockLevel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// 2. Zkontroluj expirované produkty <text:s/></text:span></text:p>
      <text:p text:style-name="Preformatted_20_Text"><text:span text:style-name="Source_20_Text"><text:s text:c="12"/>await CheckExpiredProduct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// 3. Navrhni co objednat</text:span></text:p>
      <text:p text:style-name="Preformatted_20_Text"><text:span text:style-name="Source_20_Text"><text:s text:c="12"/>await GenerateReplenishmentSuggestions();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await Task.Delay(TimeSpan.FromHours(1), stoppingToken);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p text:style-name="Text_20_body"><text:span text:style-name="Strong_20_Emphasis">Co to dělá prakticky:</text:span></text:p>
      <text:list xml:id="list4797426871288367483" text:style-name="L7">
        <text:list-item>
          <text:p text:style-name="P37">Každou hodinu projde všechny produkty</text:p>
        </text:list-item>
        <text:list-item>
          <text:p text:style-name="P37">Najde ty, co mají málo zásob</text:p>
        </text:list-item>
        <text:list-item>
          <text:p text:style-name="P37">Pošle email/notifikaci: "iPhone má jen 3 ks, minimálně potřebujeme 10"</text:p>
        </text:list-item>
        <text:list-item>
          <text:p text:style-name="P18">Navrhne: "Objednej 50 ks od dodavatele XYZ"</text:p>
        </text:list-item>
      </text:list>
      <text:p text:style-name="Horizontal_20_Line"/>
      <text:h text:style-name="Heading_20_2" text:outline-level="2">? <text:span text:style-name="Strong_20_Emphasis">REPORTING &amp; ANALYTICS:</text:span></text:h>
      <text:h text:style-name="Heading_20_3" text:outline-level="3"><text:span text:style-name="Strong_20_Emphasis">1. Ocenění zásob:</text:span></text:h>
      <text:p text:style-name="Preformatted_20_Text">http</text:p>
      <text:p text:style-name="Preformatted_20_Text"><text:span text:style-name="Source_20_Text">GET /api/reports/inventory-valuation</text:span></text:p>
      <text:p text:style-name="Preformatted_20_Text"><text:span text:style-name="Source_20_Text">Response:</text:span></text:p>
      <text:p text:style-name="Preformatted_20_Text"><text:span text:style-name="Source_20_Text">{</text:span></text:p>
      <text:p text:style-name="Preformatted_20_Text"><text:span text:style-name="Source_20_Text"><text:s text:c="2"/>"totalValue": 2500000, <text:s/>// Celková hodnota zásob</text:span></text:p>
      <text:p text:style-name="Preformatted_20_Text"><text:span text:style-name="Source_20_Text"><text:s text:c="2"/>"byCategory": [</text:span></text:p>
      <text:p text:style-name="Preformatted_20_Text"><text:span text:style-name="Source_20_Text"><text:s text:c="4"/>{"category": "Electronics", "value": 2000000},</text:span></text:p>
      <text:p text:style-name="Preformatted_20_Text"><text:span text:style-name="Source_20_Text"><text:s text:c="4"/>{"category": "Accessories", "value": 500000}</text:span></text:p>
      <text:p text:style-name="Preformatted_20_Text"><text:span text:style-name="Source_20_Text"><text:s text:c="2"/>]</text:span></text:p>
      <text:p text:style-name="P1"><text:span text:style-name="Source_20_Text">}</text:span></text:p>
      <text:h text:style-name="Heading_20_3" text:outline-level="3"><text:soft-page-break/><text:span text:style-name="Strong_20_Emphasis">2. Analýza nákupů:</text:span></text:h>
      <text:p text:style-name="Preformatted_20_Text">http</text:p>
      <text:p text:style-name="Preformatted_20_Text"><text:span text:style-name="Source_20_Text">GET /api/reports/purchase-analysis?from=2024-01-01&amp;to=2024-12-31</text:span></text:p>
      <text:p text:style-name="Preformatted_20_Text"><text:span text:style-name="Source_20_Text">Response:</text:span></text:p>
      <text:p text:style-name="Preformatted_20_Text"><text:span text:style-name="Source_20_Text">{</text:span></text:p>
      <text:p text:style-name="Preformatted_20_Text"><text:span text:style-name="Source_20_Text"><text:s text:c="2"/>"totalPurchased": 5000000,</text:span></text:p>
      <text:p text:style-name="Preformatted_20_Text"><text:span text:style-name="Source_20_Text"><text:s text:c="2"/>"topSuppliers": [...],</text:span></text:p>
      <text:p text:style-name="Preformatted_20_Text"><text:span text:style-name="Source_20_Text"><text:s text:c="2"/>"avgLeadTime": "14 days",</text:span></text:p>
      <text:p text:style-name="Preformatted_20_Text"><text:span text:style-name="Source_20_Text"><text:s text:c="2"/>"costSavings": 250000</text:span></text:p>
      <text:p text:style-name="P1"><text:span text:style-name="Source_20_Text">}</text:span></text:p>
      <text:p text:style-name="Horizontal_20_Line"/>
      <text:h text:style-name="Heading_20_2" text:outline-level="2">? <text:span text:style-name="Strong_20_Emphasis">Kompletní příklad workflow:</text:span></text:h>
      <text:h text:style-name="Heading_20_3" text:outline-level="3"><text:span text:style-name="Strong_20_Emphasis">Scénář: Nový prodej</text:span></text:h>
      <text:list xml:id="list6259428541961810613" text:style-name="L8">
        <text:list-item>
          <text:p text:style-name="P38"><text:span text:style-name="Strong_20_Emphasis">Zákazník objedná 5 ks iPhone</text:span></text:p>
        </text:list-item>
        <text:list-item>
          <text:p text:style-name="P38"><text:span text:style-name="Strong_20_Emphasis">API endpoint:</text:span> <text:span text:style-name="Source_20_Text">POST /api/orders</text:span></text:p>
        </text:list-item>
        <text:list-item>
          <text:p text:style-name="P38"><text:span text:style-name="Strong_20_Emphasis">Systém zkontroluje zásoby:</text:span> ✅ Máme 50 ks</text:p>
        </text:list-item>
        <text:list-item>
          <text:p text:style-name="P38"><text:span text:style-name="Strong_20_Emphasis">Rezervuje 5 ks</text:span> (available: 50 → 45, reserved: 0 → 5)</text:p>
        </text:list-item>
        <text:list-item>
          <text:p text:style-name="P19"><text:span text:style-name="Strong_20_Emphasis">Po expedici:</text:span> <text:span text:style-name="Source_20_Text">POST /api/products/123/movements</text:span></text:p>
          <text:p text:style-name="P9">json</text:p>
          <text:p text:style-name="P9"><text:span text:style-name="Source_20_Text">{</text:span></text:p>
          <text:p text:style-name="P9"><text:span text:style-name="Source_20_Text"><text:s text:c="2"/>"type": "Out",</text:span></text:p>
          <text:p text:style-name="P9"><text:span text:style-name="Source_20_Text"><text:s text:c="2"/>"quantity": 5,</text:span></text:p>
          <text:p text:style-name="P9"><text:span text:style-name="Source_20_Text"><text:s text:c="2"/>"reference": "SO-2024-001"</text:span></text:p>
          <text:p text:style-name="P10"><text:span text:style-name="Source_20_Text">}</text:span></text:p>
        </text:list-item>
        <text:list-item>
          <text:p text:style-name="P38"><text:span text:style-name="Strong_20_Emphasis">Výsledek:</text:span> available: 45, reserved: 0</text:p>
        </text:list-item>
        <text:list-item>
          <text:p text:style-name="P19"><text:span text:style-name="Strong_20_Emphasis">Pokud available &lt; minLevel:</text:span> Pošle se alert "Čas objednat!"</text:p>
        </text:list-item>
      </text:list>
      <text:p text:style-name="Horizontal_20_Line"/>
      <text:h text:style-name="Heading_20_2" text:outline-level="2">? <text:span text:style-name="Strong_20_Emphasis">Proč je to perfektní pro ERP firmy:</text:span></text:h>
      <text:h text:style-name="Heading_20_3" text:outline-level="3">✅ <text:span text:style-name="Strong_20_Emphasis">Business Value:</text:span></text:h>
      <text:list xml:id="list4033810720357082703" text:style-name="L9">
        <text:list-item>
          <text:p text:style-name="P39"><text:span text:style-name="Strong_20_Emphasis">Real-world problem:</text:span> Každá firma musí řídit zásoby</text:p>
        </text:list-item>
        <text:list-item>
          <text:p text:style-name="P39"><text:span text:style-name="Strong_20_Emphasis">Money impact:</text:span> Špatná správa zásob = ztráty milionů</text:p>
        </text:list-item>
        <text:list-item>
          <text:p text:style-name="P20"><text:span text:style-name="Strong_20_Emphasis">Scalability:</text:span> Funguje pro malou firmu i korporaci</text:p>
        </text:list-item>
      </text:list>
      <text:h text:style-name="Heading_20_3" text:outline-level="3">✅ <text:span text:style-name="Strong_20_Emphasis">Technical Skills:</text:span></text:h>
      <text:list xml:id="list8710282645375781874" text:style-name="L10">
        <text:list-item>
          <text:p text:style-name="P40"><text:span text:style-name="Strong_20_Emphasis">Complex data model:</text:span> Ukážeš práci s vztahy mezi entitami</text:p>
        </text:list-item>
        <text:list-item>
          <text:p text:style-name="P40"><text:span text:style-name="Strong_20_Emphasis">Business logic:</text:span> Workflow, validace, business rules</text:p>
        </text:list-item>
        <text:list-item>
          <text:p text:style-name="P40"><text:span text:style-name="Strong_20_Emphasis">Real-time processing:</text:span> Background services, notifications</text:p>
        </text:list-item>
        <text:list-item>
          <text:p text:style-name="P40"><text:span text:style-name="Strong_20_Emphasis">Reporting:</text:span> Agregace dat, výpočty</text:p>
        </text:list-item>
        <text:list-item>
          <text:p text:style-name="P21"><text:span text:style-name="Strong_20_Emphasis">API design:</text:span> RESTful, pagination, filtering</text:p>
        </text:list-item>
      </text:list>
      <text:h text:style-name="Heading_20_3" text:outline-level="3"><text:soft-page-break/>✅ <text:span text:style-name="Strong_20_Emphasis">ERP Relevance:</text:span></text:h>
      <text:list xml:id="list9171441834762256158" text:style-name="L11">
        <text:list-item>
          <text:p text:style-name="P41"><text:span text:style-name="Strong_20_Emphasis">Multi-entity:</text:span> Produkty, sklady, dodavatelé, objednávky</text:p>
        </text:list-item>
        <text:list-item>
          <text:p text:style-name="P41"><text:span text:style-name="Strong_20_Emphasis">Workflow:</text:span> Approval procesy (schvalování objednávek)</text:p>
        </text:list-item>
        <text:list-item>
          <text:p text:style-name="P41"><text:span text:style-name="Strong_20_Emphasis">Audit trail:</text:span> Kdo co kdy změnil</text:p>
        </text:list-item>
        <text:list-item>
          <text:p text:style-name="P22"><text:span text:style-name="Strong_20_Emphasis">Integration:</text:span> Import/export, API pro třetí strany</text:p>
        </text:list-item>
      </text:list>
      <text:p text:style-name="Text_20_body"><text:span text:style-name="Strong_20_Emphasis">Zní to zajímavě?</text:span> Je to v podstatě <text:span text:style-name="Strong_20_Emphasis">mini-ERP modul</text:span>, který ukáže, že rozumíš business procesům, ne jen kódování! ?</text:p>
      <text:p text:style-name="Standard"/>
      <text:p text:style-name="P2"/>
      <text:p text:style-name="P2"/>
      <text:p text:style-name="P3"/>
      <text:p text:style-name="P3"/>
      <text:p text:style-name="P3"/>
      <text:p text:style-name="P3"/>
      <text:p text:style-name="P3"><text:span text:style-name="T1">? SupplyChainProAPI/ ├── ? SupplyChainProAPI</text:span>.sln<text:span text:style-name="T2"> ├── </text:span><text:span text:style-name="T1">? </text:span>src<text:span text:style-name="T1">/ │ ├── ? SupplyChainPro</text:span>.API<text:span text:style-name="T1">/ │ │ ├── ? Controllers/ │ │ ├── ? Properties/ │ │ ├── Program</text:span>.cs<text:span text:style-name="T2"> │ │ ├── </text:span><text:span text:style-name="T1">appsettings</text:span>.json<text:span text:style-name="T2"> │ │ └── </text:span><text:span text:style-name="T1">SupplyChainPro</text:span>.API.csproj<text:span text:style-name="T2"> │ │ │ ├── </text:span><text:span text:style-name="T1">? SupplyChainPro</text:span>.Core<text:span text:style-name="T1">/ │ │ ├── Class1</text:span>.cs<text:span text:style-name="T2"> </text:span><text:span text:style-name="T1">(smaž ho) │ │ └── SupplyChainPro</text:span>.Core.csproj<text:span text:style-name="T2"> │ │ │ └── </text:span><text:span text:style-name="T1">? SupplyChainPro</text:span>.Infrastructure<text:span text:style-name="T1">/ │ ├── Class1</text:span>.cs<text:span text:style-name="T2"> </text:span><text:span text:style-name="T1">(smaž ho) │ └── SupplyChainPro</text:span>.Infrastructure.csproj </text:p>
      <text:p text:style-name="P3"/>
      <text:p text:style-name="P5"/>
      <text:p text:style-name="P5"/>
      <text:p text:style-name="P3"/>
      <text:p text:style-name="P4"/>
      <text:p text:style-name="P4"><text:span text:style-name="T3">✅ </text:span><text:span text:style-name="T4">SupplyChainPro</text:span>.Core<text:span text:style-name="T3"> </text:span><text:span text:style-name="T4">(Class Library) </text:span></text:p>
      <text:p text:style-name="P4"><text:span text:style-name="T4">✅ SupplyChainPro</text:span>.Infrastructure<text:span text:style-name="T3"> </text:span><text:span text:style-name="T4">(Class Library) </text:span></text:p>
      <text:p text:style-name="P4"><text:span text:style-name="T4">✅ SupplyChainPro</text:span>.API<text:span text:style-name="T3"> </text:span><text:span text:style-name="T4">(Web API)</text:span> </text:p>
      <text:p text:style-name="P4"/>
      <text:p text:style-name="P4"/>
      <text:p text:style-name="P4"/>
      <text:p text:style-name="P6"/>
      <text:p text:style-name="P6"/>
      <text:p text:style-name="P4"/>
      <text:p text:style-name="P4"/>
      <text:p text:style-name="P7"><text:span text:style-name="Strong_20_Emphasis">1. Základní entity:</text:span></text:p>
      <text:p text:style-name="Preformatted_20_Text">csharp</text:p>
      <text:p text:style-name="Preformatted_20_Text"><text:span text:style-name="Source_20_Text">public class Product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SKU { get; set; }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<text:s text:c="4"/>public int CategoryId { get; set; }</text:span></text:p>
      <text:p text:style-name="Preformatted_20_Text"><text:span text:style-name="Source_20_Text"><text:s text:c="4"/>public decimal UnitPrice { get; set; }</text:span></text:p>
      <text:p text:style-name="Preformatted_20_Text"><text:span text:style-name="Source_20_Text"><text:s text:c="4"/>public int MinStockLevel { get; set; }</text:span></text:p>
      <text:p text:style-name="Preformatted_20_Text"><text:span text:style-name="Source_20_Text"><text:s text:c="4"/>public bool IsActive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ERP-specific</text:span></text:p>
      <text:p text:style-name="Preformatted_20_Text"><text:span text:style-name="Source_20_Text"><text:s text:c="4"/>public string BarCode { get; set; }</text:span></text:p>
      <text:p text:style-name="Preformatted_20_Text"><text:span text:style-name="Source_20_Text"><text:s text:c="4"/>public decimal Weight { get; set; }</text:span></text:p>
      <text:p text:style-name="Preformatted_20_Text"><text:span text:style-name="Source_20_Text"><text:s text:c="4"/>public string Unit { get; set; } // ks, kg, m, l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oft-page-break/><text:span text:style-name="Source_20_Text"><text:s text:c="4"/>public Category Category { get; set; }</text:span></text:p>
      <text:p text:style-name="Preformatted_20_Text"><text:span text:style-name="Source_20_Text"><text:s text:c="4"/>public ICollection&lt;StockMovement&gt; StockMovements { get; set; }</text:span></text:p>
      <text:p text:style-name="Preformatted_20_Text"><text:span text:style-name="Source_20_Text"><text:s text:c="4"/>public ICollection&lt;StockLevel&gt; StockLevels { get; set; }</text:span></text:p>
      <text:p text:style-name="Preformatted_20_Text"><text:span text:style-name="Source_20_Text"><text:s text:c="4"/>public ICollection&lt;PurchaseOrderLine&gt; PurchaseOrderLine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Category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<text:s text:c="4"/>public string Description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ICollection&lt;Product&gt; Product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Warehouse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Code { get; set; }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<text:s text:c="4"/>public string Address { get; set; }</text:span></text:p>
      <text:p text:style-name="Preformatted_20_Text"><text:span text:style-name="Source_20_Text"><text:s text:c="4"/>public bool IsActive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ICollection&lt;StockMovement&gt; StockMovements { get; set; }</text:span></text:p>
      <text:p text:style-name="Preformatted_20_Text"><text:span text:style-name="Source_20_Text"><text:s text:c="4"/>public ICollection&lt;StockLevel&gt; StockLevel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Supplier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Code { get; set; }</text:span></text:p>
      <text:p text:style-name="Preformatted_20_Text"><text:span text:style-name="Source_20_Text"><text:s text:c="4"/>public string Name { get; set; }</text:span></text:p>
      <text:p text:style-name="Preformatted_20_Text"><text:span text:style-name="Source_20_Text"><text:s text:c="4"/>public string ContactPerson { get; set; }</text:span></text:p>
      <text:p text:style-name="Preformatted_20_Text"><text:span text:style-name="Source_20_Text"><text:s text:c="4"/>public string Email { get; set; }</text:span></text:p>
      <text:p text:style-name="Preformatted_20_Text"><text:span text:style-name="Source_20_Text"><text:s text:c="4"/>public string Phone { get; set; }</text:span></text:p>
      <text:p text:style-name="Preformatted_20_Text"><text:span text:style-name="Source_20_Text"><text:s text:c="4"/>public string Address { get; set; }</text:span></text:p>
      <text:p text:style-name="Preformatted_20_Text"><text:span text:style-name="Source_20_Text"><text:s text:c="4"/>public bool IsActive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ICollection&lt;PurchaseOrder&gt; PurchaseOrders { get; set; }</text:span></text:p>
      <text:p text:style-name="P1"><text:span text:style-name="Source_20_Text">}</text:span></text:p>
      <text:p text:style-name="Text_20_body"><text:span text:style-name="Strong_20_Emphasis">2. Pohyby a skladové zásoby:</text:span></text:p>
      <text:p text:style-name="Preformatted_20_Text">csharp</text:p>
      <text:p text:style-name="Preformatted_20_Text"><text:span text:style-name="Source_20_Text">public class StockMovement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int ProductId { get; set; }</text:span></text:p>
      <text:p text:style-name="Preformatted_20_Text"><text:span text:style-name="Source_20_Text"><text:s text:c="4"/>public int WarehouseId { get; set; }</text:span></text:p>
      <text:p text:style-name="Preformatted_20_Text"><text:span text:style-name="Source_20_Text"><text:s text:c="4"/>public MovementType Type { get; set; }</text:span></text:p>
      <text:p text:style-name="Preformatted_20_Text"><text:span text:style-name="Source_20_Text"><text:s text:c="4"/>public int Quantity { get; set; }</text:span></text:p>
      <text:p text:style-name="Preformatted_20_Text"><text:span text:style-name="Source_20_Text"><text:s text:c="4"/>public decimal UnitPrice { get; set; }</text:span></text:p>
      <text:p text:style-name="Preformatted_20_Text"><text:span text:style-name="Source_20_Text"><text:s text:c="4"/>public string Reference { get; set; } // PO number, SO number, etc.</text:span></text:p>
      <text:p text:style-name="Preformatted_20_Text"><text:span text:style-name="Source_20_Text"><text:s text:c="4"/>public DateTime CreatedAt { get; set; }</text:span></text:p>
      <text:p text:style-name="Preformatted_20_Text"><text:span text:style-name="Source_20_Text"><text:s text:c="4"/>public string CreatedBy { get; set; }</text:span></text:p>
      <text:p text:style-name="Preformatted_20_Text"><text:span text:style-name="Source_20_Text"><text:s text:c="4"/>public string Note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Product Product { get; set; }</text:span></text:p>
      <text:p text:style-name="Preformatted_20_Text"><text:span text:style-name="Source_20_Text"><text:s text:c="4"/>public Warehouse Warehouse { get; set; }</text:span></text:p>
      <text:p text:style-name="Preformatted_20_Text"><text:span text:style-name="Source_20_Text">}</text:span></text:p>
      <text:p text:style-name="Preformatted_20_Text"><text:soft-page-break/></text:p>
      <text:p text:style-name="Preformatted_20_Text"><text:span text:style-name="Source_20_Text">public class StockLevel</text:span></text:p>
      <text:p text:style-name="Preformatted_20_Text"><text:span text:style-name="Source_20_Text">{</text:span></text:p>
      <text:p text:style-name="Preformatted_20_Text"><text:span text:style-name="Source_20_Text"><text:s text:c="4"/>public int ProductId { get; set; }</text:span></text:p>
      <text:p text:style-name="Preformatted_20_Text"><text:span text:style-name="Source_20_Text"><text:s text:c="4"/>public int WarehouseId { get; set; }</text:span></text:p>
      <text:p text:style-name="Preformatted_20_Text"><text:span text:style-name="Source_20_Text"><text:s text:c="4"/>public int AvailableQuantity { get; set; }</text:span></text:p>
      <text:p text:style-name="Preformatted_20_Text"><text:span text:style-name="Source_20_Text"><text:s text:c="4"/>public int ReservedQuantity { get; set; }</text:span></text:p>
      <text:p text:style-name="Preformatted_20_Text"><text:span text:style-name="Source_20_Text"><text:s text:c="4"/>public int IncomingQuantity { get; set; } // Na objednávce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Computed</text:span></text:p>
      <text:p text:style-name="Preformatted_20_Text"><text:span text:style-name="Source_20_Text"><text:s text:c="4"/>public int FreeQuantity =&gt; AvailableQuantity - ReservedQuantity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Product Product { get; set; }</text:span></text:p>
      <text:p text:style-name="Preformatted_20_Text"><text:span text:style-name="Source_20_Text"><text:s text:c="4"/>public Warehouse Warehouse { get; set; }</text:span></text:p>
      <text:p text:style-name="P1"><text:span text:style-name="Source_20_Text">}</text:span></text:p>
      <text:p text:style-name="Text_20_body"><text:span text:style-name="Strong_20_Emphasis">3. Nákupní objednávky:</text:span></text:p>
      <text:p text:style-name="Preformatted_20_Text">csharp</text:p>
      <text:p text:style-name="Preformatted_20_Text"><text:span text:style-name="Source_20_Text">public class PurchaseOrder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string Number { get; set; }</text:span></text:p>
      <text:p text:style-name="Preformatted_20_Text"><text:span text:style-name="Source_20_Text"><text:s text:c="4"/>public int SupplierId { get; set; }</text:span></text:p>
      <text:p text:style-name="Preformatted_20_Text"><text:span text:style-name="Source_20_Text"><text:s text:c="4"/>public POStatus Status { get; set; }</text:span></text:p>
      <text:p text:style-name="Preformatted_20_Text"><text:span text:style-name="Source_20_Text"><text:s text:c="4"/>public DateTime OrderDate { get; set; }</text:span></text:p>
      <text:p text:style-name="Preformatted_20_Text"><text:span text:style-name="Source_20_Text"><text:s text:c="4"/>public DateTime? ExpectedDelivery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Approval workflow</text:span></text:p>
      <text:p text:style-name="Preformatted_20_Text"><text:span text:style-name="Source_20_Text"><text:s text:c="4"/>public string RequestedBy { get; set; }</text:span></text:p>
      <text:p text:style-name="Preformatted_20_Text"><text:span text:style-name="Source_20_Text"><text:s text:c="4"/>public string ApprovedBy { get; set; }</text:span></text:p>
      <text:p text:style-name="Preformatted_20_Text"><text:span text:style-name="Source_20_Text"><text:s text:c="4"/>public DateTime? ApprovedAt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Supplier Supplier { get; set; }</text:span></text:p>
      <text:p text:style-name="Preformatted_20_Text"><text:span text:style-name="Source_20_Text"><text:s text:c="4"/>public ICollection&lt;PurchaseOrderLine&gt; Lines { get; set; }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public class PurchaseOrderLine</text:span></text:p>
      <text:p text:style-name="Preformatted_20_Text"><text:span text:style-name="Source_20_Text">{</text:span></text:p>
      <text:p text:style-name="Preformatted_20_Text"><text:span text:style-name="Source_20_Text"><text:s text:c="4"/>public int Id { get; set; }</text:span></text:p>
      <text:p text:style-name="Preformatted_20_Text"><text:span text:style-name="Source_20_Text"><text:s text:c="4"/>public int PurchaseOrderId { get; set; }</text:span></text:p>
      <text:p text:style-name="Preformatted_20_Text"><text:span text:style-name="Source_20_Text"><text:s text:c="4"/>public int ProductId { get; set; }</text:span></text:p>
      <text:p text:style-name="Preformatted_20_Text"><text:span text:style-name="Source_20_Text"><text:s text:c="4"/>public int Quantity { get; set; }</text:span></text:p>
      <text:p text:style-name="Preformatted_20_Text"><text:span text:style-name="Source_20_Text"><text:s text:c="4"/>public decimal UnitPrice { get; set; }</text:span></text:p>
      <text:p text:style-name="Preformatted_20_Text"><text:span text:style-name="Source_20_Text"><text:s text:c="4"/>public decimal LineTotal =&gt; Quantity * UnitPrice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PurchaseOrder PurchaseOrder { get; set; }</text:span></text:p>
      <text:p text:style-name="Preformatted_20_Text"><text:span text:style-name="Source_20_Text"><text:s text:c="4"/>public Product Product { get; set; }</text:span></text:p>
      <text:p text:style-name="P1"><text:span text:style-name="Source_20_Text">}</text:span></text:p>
      <text:p text:style-name="Text_20_body"><text:span text:style-name="Strong_20_Emphasis">4. Enums:</text:span></text:p>
      <text:p text:style-name="Preformatted_20_Text">csharp</text:p>
      <text:p text:style-name="Preformatted_20_Text"><text:span text:style-name="Source_20_Text">public enum MovementType</text:span></text:p>
      <text:p text:style-name="Preformatted_20_Text"><text:span text:style-name="Source_20_Text">{</text:span></text:p>
      <text:p text:style-name="Preformatted_20_Text"><text:span text:style-name="Source_20_Text"><text:s text:c="4"/>In, <text:s text:c="8"/>// Příjem</text:span></text:p>
      <text:p text:style-name="Preformatted_20_Text"><text:span text:style-name="Source_20_Text"><text:s text:c="4"/>Out, <text:s text:c="7"/>// Výdej</text:span></text:p>
      <text:p text:style-name="Preformatted_20_Text"><text:span text:style-name="Source_20_Text"><text:s text:c="4"/>Transfer, <text:s text:c="2"/>// Převod mezi sklady</text:span></text:p>
      <text:p text:style-name="Preformatted_20_Text"><text:span text:style-name="Source_20_Text"><text:s text:c="4"/>Adjustment <text:s/>// Inventurní úprava</text:span></text:p>
      <text:p text:style-name="Preformatted_20_Text"><text:span text:style-name="Source_20_Text">}</text:span></text:p>
      <text:p text:style-name="Preformatted_20_Text"/>
      <text:p text:style-name="Preformatted_20_Text"><text:soft-page-break/><text:span text:style-name="Source_20_Text">public enum POStatus</text:span></text:p>
      <text:p text:style-name="Preformatted_20_Text"><text:span text:style-name="Source_20_Text">{</text:span></text:p>
      <text:p text:style-name="Preformatted_20_Text"><text:span text:style-name="Source_20_Text"><text:s text:c="4"/>Draft, <text:s text:c="5"/>// Rozpracovaná</text:span></text:p>
      <text:p text:style-name="Preformatted_20_Text"><text:span text:style-name="Source_20_Text"><text:s text:c="4"/>Approved, <text:s text:c="2"/>// Schválená</text:span></text:p>
      <text:p text:style-name="Preformatted_20_Text"><text:span text:style-name="Source_20_Text"><text:s text:c="4"/>Sent, <text:s text:c="6"/>// Odeslaná</text:span></text:p>
      <text:p text:style-name="Preformatted_20_Text"><text:span text:style-name="Source_20_Text"><text:s text:c="4"/>Received, <text:s text:c="2"/>// Přijatá</text:span></text:p>
      <text:p text:style-name="Preformatted_20_Text"><text:span text:style-name="Source_20_Text"><text:s text:c="4"/>Closed <text:s text:c="5"/>// Uzavřená</text:span></text:p>
      <text:p text:style-name="P1"><text:span text:style-name="Source_20_Text">}</text:span></text:p>
      <text:h text:style-name="P8" text:outline-level="2">5 application user</text:h>
      <text:p text:style-name="Preformatted_20_Text"/>
      <text:p text:style-name="Preformatted_20_Text"><text:span text:style-name="Source_20_Text">public class ApplicationUser : IdentityUser&lt;int&gt; // Použiji int místo string ID</text:span></text:p>
      <text:p text:style-name="Preformatted_20_Text"><text:span text:style-name="Source_20_Text">{</text:span></text:p>
      <text:p text:style-name="Preformatted_20_Text"><text:span text:style-name="Source_20_Text"><text:s text:c="4"/>// Business properties</text:span></text:p>
      <text:p text:style-name="Preformatted_20_Text"><text:span text:style-name="Source_20_Text"><text:s text:c="4"/>public string FirstName { get; set; }</text:span></text:p>
      <text:p text:style-name="Preformatted_20_Text"><text:span text:style-name="Source_20_Text"><text:s text:c="4"/>public string LastName { get; set; }</text:span></text:p>
      <text:p text:style-name="Preformatted_20_Text"><text:span text:style-name="Source_20_Text"><text:s text:c="4"/>public string FullName =&gt; $"{FirstName} {LastName}";</text:span></text:p>
      <text:p text:style-name="Preformatted_20_Text"><text:span text:style-name="Source_20_Text"><text:s text:c="4"/>public string Phone { get; set; } // IdentityUser už má Phone, můžeme override</text:span></text:p>
      <text:p text:style-name="Preformatted_20_Text"><text:span text:style-name="Source_20_Text"><text:s text:c="4"/>public bool IsActive { get; set; } = true;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Soft delete</text:span></text:p>
      <text:p text:style-name="Preformatted_20_Text"><text:span text:style-name="Source_20_Text"><text:s text:c="4"/>public bool IsDeleted { get; set; } = false;</text:span></text:p>
      <text:p text:style-name="Preformatted_20_Text"><text:span text:style-name="Source_20_Text"><text:s text:c="4"/>public DateTime? DeletedAt { get; set; }</text:span></text:p>
      <text:p text:style-name="Preformatted_20_Text"><text:span text:style-name="Source_20_Text"><text:s text:c="4"/>public string DeletedBy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Business tracking</text:span></text:p>
      <text:p text:style-name="Preformatted_20_Text"><text:span text:style-name="Source_20_Text"><text:s text:c="4"/>public DateTime CreatedAt { get; set; } = DateTime.UtcNow;</text:span></text:p>
      <text:p text:style-name="Preformatted_20_Text"><text:span text:style-name="Source_20_Text"><text:s text:c="4"/>public DateTime? LastLoginAt { get; set; }</text:span></text:p>
      <text:p text:style-name="Preformatted_20_Text"><text:span text:style-name="Source_20_Text"><text:s text:c="4"/>public string Department { get; set; }</text:span></text:p>
      <text:p text:style-name="Preformatted_20_Text"><text:span text:style-name="Source_20_Text"><text:s text:c="4"/>public string Position { get; set; 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Navigation properties</text:span></text:p>
      <text:p text:style-name="Preformatted_20_Text"><text:span text:style-name="Source_20_Text"><text:s text:c="4"/>public ICollection&lt;StockMovement&gt; CreatedStockMovements { get; set; }</text:span></text:p>
      <text:p text:style-name="Preformatted_20_Text"><text:span text:style-name="Source_20_Text"><text:s text:c="4"/>public ICollection&lt;PurchaseOrder&gt; RequestedPurchaseOrders { get; set; }</text:span></text:p>
      <text:p text:style-name="Preformatted_20_Text"><text:span text:style-name="Source_20_Text"><text:s text:c="4"/>public ICollection&lt;PurchaseOrder&gt; ApprovedPurchaseOrders { get; set; }</text:span></text:p>
      <text:p text:style-name="Preformatted_20_Text"><text:span text:style-name="Source_20_Text"><text:s text:c="4"/>public ICollection&lt;Supplier&gt; ManagedSuppliers { get; set; }</text:span></text:p>
      <text:p text:style-name="P11"><text:span text:style-name="Source_20_Text">}</text:span></text:p>
      <text:h text:style-name="P49" text:outline-level="1">1) Kontrola a doporučení k atributům</text:h>
      <text:list xml:id="list7951862133644993699" text:style-name="L12">
        <text:list-item>
          <text:p text:style-name="P42">Product</text:p>
          <text:list>
            <text:list-item>
              <text:p text:style-name="P42">OK: Id, SKU, Name, CategoryId, UnitPrice, MinStockLevel, IsActive, BarCode, Weight, Unit.</text:p>
            </text:list-item>
            <text:list-item>
              <text:p text:style-name="P42">Doporučení:</text:p>
              <text:list>
                <text:list-item>
                  <text:p text:style-name="P42">Zvážit normalizaci Unit (enum nebo tabulka UnitOfMeasure), případně validace.</text:p>
                </text:list-item>
                <text:list-item>
                  <text:p text:style-name="P42">Weight typicky decimal s přesností a jednotkou (kg). Pokud vážeš na Unit, uveď, že Weight je v základní jednotce.</text:p>
                </text:list-item>
                <text:list-item>
                  <text:p text:style-name="P42">SKU a BarCode často unikátní – zvaž unikátní indexy.</text:p>
                </text:list-item>
                <text:list-item>
                  <text:p text:style-name="P42">UnitPrice: měna chybí (pokud multi-currency, později přidat Currency).</text:p>
                </text:list-item>
              </text:list>
            </text:list-item>
          </text:list>
        </text:list-item>
        <text:list-item>
          <text:p text:style-name="P42">Category</text:p>
          <text:list>
            <text:list-item>
              <text:p text:style-name="P42">OK: Id, Name, Description.</text:p>
            </text:list-item>
            <text:list-item>
              <text:p text:style-name="P42">Doporučení: unikátní Name; možnost ParentCategoryId (hierarchie) – jen doporučení, nezasahuji do modelu.</text:p>
            </text:list-item>
          </text:list>
        </text:list-item>
        <text:list-item>
          <text:p text:style-name="P42"><text:soft-page-break/>Warehouse</text:p>
          <text:list>
            <text:list-item>
              <text:p text:style-name="P42">OK: Id, Code, Name, Address, IsActive.</text:p>
            </text:list-item>
            <text:list-item>
              <text:p text:style-name="P42">Doporučení: Code unikátní; Address možná rozdělit (Street, City… pokud třeba).</text:p>
            </text:list-item>
          </text:list>
        </text:list-item>
        <text:list-item>
          <text:p text:style-name="P42">Supplier</text:p>
          <text:list>
            <text:list-item>
              <text:p text:style-name="P42">OK: Id, Code, Name, ContactPerson, Email, Phone, Address, IsActive.</text:p>
            </text:list-item>
            <text:list-item>
              <text:p text:style-name="P42">Doporučení: Code unikátní; Email formát; Address obdobně jako výše.</text:p>
            </text:list-item>
          </text:list>
        </text:list-item>
        <text:list-item>
          <text:p text:style-name="P42">StockMovement</text:p>
          <text:list>
            <text:list-item>
              <text:p text:style-name="P42">OK: ProductId, WarehouseId, Type, Quantity, UnitPrice, Reference, CreatedAt, CreatedBy, Note.</text:p>
            </text:list-item>
            <text:list-item>
              <text:p text:style-name="P42">Doporučení:</text:p>
              <text:list>
                <text:list-item>
                  <text:p text:style-name="P42">Quantity může být záporná u výdeje; nebo vynucovat kladné a řídit znaménko přes Type. Vyber jedno pravidlo a drž konzistenci.</text:p>
                </text:list-item>
                <text:list-item>
                  <text:p text:style-name="P42">CreatedBy aktuálně string, ale máš ApplicationUser s int Id – doporučeno nahradit za CreatedByUserId (int) + nav. property CreatedByUser. Tím udržíš konzistenci se zbytkem.</text:p>
                </text:list-item>
                <text:list-item>
                  <text:p text:style-name="P42">UnitPrice zde: je to pořizovací cena konkrétního pohybu (např. z příjemky)? Pokud ano, OK.</text:p>
                </text:list-item>
              </text:list>
            </text:list-item>
          </text:list>
        </text:list-item>
        <text:list-item>
          <text:p text:style-name="P42">StockLevel</text:p>
          <text:list>
            <text:list-item>
              <text:p text:style-name="P42">OK: ProductId, WarehouseId, AvailableQuantity, ReservedQuantity, IncomingQuantity, FreeQuantity (computed).</text:p>
            </text:list-item>
            <text:list-item>
              <text:p text:style-name="P42">Doporučení:</text:p>
              <text:list>
                <text:list-item>
                  <text:p text:style-name="P42">PK by měl být kompozitní (ProductId, WarehouseId).</text:p>
                </text:list-item>
                <text:list-item>
                  <text:p text:style-name="P42">FreeQuantity computed – v DB jako computed column nebo pouze v doméně (jasně vymezit).</text:p>
                </text:list-item>
              </text:list>
            </text:list-item>
          </text:list>
        </text:list-item>
        <text:list-item>
          <text:p text:style-name="P42">PurchaseOrder</text:p>
          <text:list>
            <text:list-item>
              <text:p text:style-name="P42">OK: Number, SupplierId, Status, OrderDate, ExpectedDelivery, RequestedBy, ApprovedBy, ApprovedAt.</text:p>
            </text:list-item>
            <text:list-item>
              <text:p text:style-name="P42">Doporučení:</text:p>
              <text:list>
                <text:list-item>
                  <text:p text:style-name="P42">Number unikátní.</text:p>
                </text:list-item>
                <text:list-item>
                  <text:p text:style-name="P42">RequestedBy/ApprovedBy stejný problém jako u StockMovement – používej ApplicationUser: RequestedByUserId, ApprovedByUserId + nav. properties.</text:p>
                </text:list-item>
                <text:list-item>
                  <text:p text:style-name="P42">Přidej celkovou hodnotu jako computed přes Lines, pokud to chceš zobrazovat často (může zůstat čistě doménově).</text:p>
                </text:list-item>
              </text:list>
            </text:list-item>
          </text:list>
        </text:list-item>
        <text:list-item>
          <text:p text:style-name="P42">PurchaseOrderLine</text:p>
          <text:list>
            <text:list-item>
              <text:p text:style-name="P42">OK: PurchaseOrderId, ProductId, Quantity, UnitPrice, LineTotal (computed).</text:p>
            </text:list-item>
            <text:list-item>
              <text:p text:style-name="P42">Doporučení:</text:p>
              <text:list>
                <text:list-item>
                  <text:p text:style-name="P42">V DB zvaž ukládání LineTotal pro výkon/zaokrouhlení (s rizikem denormalizace) – nebo ponechat čistě computed.</text:p>
                </text:list-item>
                <text:list-item>
                  <text:p text:style-name="P42">Quantity a UnitPrice přesnost a zaokrouhlování (decimal(18, 4) apod.).</text:p>
                </text:list-item>
              </text:list>
            </text:list-item>
          </text:list>
        </text:list-item>
        <text:list-item>
          <text:p text:style-name="P42">ApplicationUser</text:p>
          <text:list>
            <text:list-item>
              <text:p text:style-name="P42">OK: FirstName, LastName, FullName (computed), Phone (pozor na duplicitu s IdentityUser), IsActive, IsDeleted, DeletedAt, DeletedBy, CreatedAt, LastLoginAt, Department, Position.</text:p>
            </text:list-item>
            <text:list-item>
              <text:p text:style-name="P42">Doporučení:</text:p>
              <text:list>
                <text:list-item>
                  <text:p text:style-name="P42">DeletedBy by měl být raději int? (DeletedByUserId) pro konzistenci odkazů.</text:p>
                </text:list-item>
                <text:list-item>
                  <text:p text:style-name="P42">Phone – pokud zavádíš vlastní, ošetři kolizi s base třídou, nebo použij PhoneNumber z IdentityUser.</text:p>
                </text:list-item>
                <text:list-item>
                  <text:p text:style-name="P23">Navigace k doménovým entitám: drž konzistenci směrem od entit k ApplicationUser přes cizí klíče (viz výše).</text:p>
                </text:list-item>
              </text:list>
            </text:list-item>
          </text:list>
        </text:list-item>
      </text:list>
      <text:h text:style-name="Heading_20_1" text:outline-level="1"><text:soft-page-break/>2) Vztahy mezi třídami (pro UML)</text:h>
      <text:list xml:id="list37242119443755045" text:style-name="L13">
        <text:list-item>
          <text:p text:style-name="P24">Category 1 — 0..* Product</text:p>
          <text:list>
            <text:list-item>
              <text:p text:style-name="P43">Product má cizí klíč CategoryId.</text:p>
            </text:list-item>
            <text:list-item>
              <text:p text:style-name="P43">Navigace: Category.Products, Product.Category.</text:p>
            </text:list-item>
          </text:list>
        </text:list-item>
        <text:list-item>
          <text:p text:style-name="P24">Product 1 — 0..* StockMovement</text:p>
          <text:list>
            <text:list-item>
              <text:p text:style-name="P43">StockMovement.ProductId.</text:p>
            </text:list-item>
            <text:list-item>
              <text:p text:style-name="P43">Navigace: Product.StockMovements, StockMovement.Product.</text:p>
            </text:list-item>
          </text:list>
        </text:list-item>
        <text:list-item>
          <text:p text:style-name="P24">Warehouse 1 — 0..* StockMovement</text:p>
          <text:list>
            <text:list-item>
              <text:p text:style-name="P43">StockMovement.WarehouseId.</text:p>
            </text:list-item>
            <text:list-item>
              <text:p text:style-name="P43">Navigace: Warehouse.StockMovements, StockMovement.Warehouse.</text:p>
            </text:list-item>
          </text:list>
        </text:list-item>
        <text:list-item>
          <text:p text:style-name="P24">Product 1 — 0..* PurchaseOrderLine</text:p>
          <text:list>
            <text:list-item>
              <text:p text:style-name="P43">PurchaseOrderLine.ProductId.</text:p>
            </text:list-item>
            <text:list-item>
              <text:p text:style-name="P43">Navigace: Product.PurchaseOrderLines, PurchaseOrderLine.Product.</text:p>
            </text:list-item>
          </text:list>
        </text:list-item>
        <text:list-item>
          <text:p text:style-name="P24">PurchaseOrder 1 — 1..* PurchaseOrderLine</text:p>
          <text:list>
            <text:list-item>
              <text:p text:style-name="P43">PurchaseOrderLine.PurchaseOrderId.</text:p>
            </text:list-item>
            <text:list-item>
              <text:p text:style-name="P43">Navigace: PurchaseOrder.Lines, PurchaseOrderLine.PurchaseOrder.</text:p>
            </text:list-item>
          </text:list>
        </text:list-item>
        <text:list-item>
          <text:p text:style-name="P24">Supplier 1 — 0..* PurchaseOrder</text:p>
          <text:list>
            <text:list-item>
              <text:p text:style-name="P43">PurchaseOrder.SupplierId.</text:p>
            </text:list-item>
            <text:list-item>
              <text:p text:style-name="P43">Navigace: Supplier.PurchaseOrders, PurchaseOrder.Supplier.</text:p>
            </text:list-item>
          </text:list>
        </text:list-item>
        <text:list-item>
          <text:p text:style-name="P24">Product 1 — 0..* StockLevel</text:p>
          <text:list>
            <text:list-item>
              <text:p text:style-name="P43">Kompozitní vztah Product — StockLevel přes ProductId a WarehouseId.</text:p>
            </text:list-item>
            <text:list-item>
              <text:p text:style-name="P43">Navigace: Product.StockLevels, StockLevel.Product.</text:p>
            </text:list-item>
          </text:list>
        </text:list-item>
        <text:list-item>
          <text:p text:style-name="P24">Warehouse 1 — 0..* StockLevel</text:p>
          <text:list>
            <text:list-item>
              <text:p text:style-name="P43">Kompozitní vztah Warehouse — StockLevel.</text:p>
            </text:list-item>
            <text:list-item>
              <text:p text:style-name="P43">Navigace: Warehouse.StockLevels, StockLevel.Warehouse.</text:p>
            </text:list-item>
          </text:list>
        </text:list-item>
        <text:list-item>
          <text:p text:style-name="P24">ApplicationUser (doporučené vazby místo stringů)</text:p>
          <text:list>
            <text:list-item>
              <text:p text:style-name="P43">ApplicationUser 1 — 0..* StockMovement (CreatedBy)</text:p>
              <text:list>
                <text:list-item>
                  <text:p text:style-name="P43">StockMovement.CreatedByUserId (int), StockMovement.CreatedByUser.</text:p>
                </text:list-item>
                <text:list-item>
                  <text:p text:style-name="P43">ApplicationUser.CreatedStockMovements.</text:p>
                </text:list-item>
              </text:list>
            </text:list-item>
            <text:list-item>
              <text:p text:style-name="P43">ApplicationUser 1 — 0..* PurchaseOrder (RequestedBy)</text:p>
              <text:list>
                <text:list-item>
                  <text:p text:style-name="P43">PurchaseOrder.RequestedByUserId, PurchaseOrder.RequestedByUser.</text:p>
                </text:list-item>
                <text:list-item>
                  <text:p text:style-name="P43">ApplicationUser.RequestedPurchaseOrders.</text:p>
                </text:list-item>
              </text:list>
            </text:list-item>
            <text:list-item>
              <text:p text:style-name="P43">ApplicationUser 1 — 0..* PurchaseOrder (ApprovedBy)</text:p>
              <text:list>
                <text:list-item>
                  <text:p text:style-name="P43">PurchaseOrder.ApprovedByUserId, PurchaseOrder.ApprovedByUser.</text:p>
                </text:list-item>
                <text:list-item>
                  <text:p text:style-name="P43">ApplicationUser.ApprovedPurchaseOrders.</text:p>
                </text:list-item>
              </text:list>
            </text:list-item>
            <text:list-item>
              <text:p text:style-name="P43">ApplicationUser 1 — 0..* Supplier (ManagedBy) [pokud to tak zamýšlíš]</text:p>
              <text:list>
                <text:list-item>
                  <text:p text:style-name="P43">Supplier.ManagedByUserId, Supplier.ManagedByUser.</text:p>
                </text:list-item>
                <text:list-item>
                  <text:p text:style-name="P43">ApplicationUser.ManagedSuppliers.</text:p>
                </text:list-item>
              </text:list>
            </text:list-item>
            <text:list-item>
              <text:p text:style-name="P43">ApplicationUser 1 — 0..* ApplicationUser (DeletedBy)</text:p>
              <text:list>
                <text:list-item>
                  <text:p text:style-name="P43">ApplicationUser.DeletedByUserId (self-reference) – volitelné, pokud chceš auditovat, kdo smazal uživatele.</text:p>
                </text:list-item>
              </text:list>
            </text:list-item>
          </text:list>
        </text:list-item>
        <text:list-item>
          <text:p text:style-name="P24">Enums</text:p>
          <text:list>
            <text:list-item>
              <text:p text:style-name="P43">StockMovement.Type: enum MovementType (atribut).</text:p>
            </text:list-item>
            <text:list-item>
              <text:p text:style-name="P24"><text:soft-page-break/>PurchaseOrder.Status: enum POStatus (atribut).</text:p>
            </text:list-item>
          </text:list>
        </text:list-item>
      </text:list>
      <text:h text:style-name="Heading_20_1" text:outline-level="1">3) Kardinalita a klíče (pro ER/UML detail)</text:h>
      <text:list xml:id="list7872323612899060793" text:style-name="L14">
        <text:list-item>
          <text:p text:style-name="P25">Primární klíče</text:p>
          <text:list>
            <text:list-item>
              <text:p text:style-name="P44">Všechny entity s Id: PK = Id.</text:p>
            </text:list-item>
            <text:list-item>
              <text:p text:style-name="P44">StockLevel: PK = (ProductId, WarehouseId).</text:p>
            </text:list-item>
          </text:list>
        </text:list-item>
        <text:list-item>
          <text:p text:style-name="P25">Cizí klíče</text:p>
          <text:list>
            <text:list-item>
              <text:p text:style-name="P44">Product.CategoryId → Category.Id.</text:p>
            </text:list-item>
            <text:list-item>
              <text:p text:style-name="P44">StockMovement.ProductId → Product.Id.</text:p>
            </text:list-item>
            <text:list-item>
              <text:p text:style-name="P44">StockMovement.WarehouseId → Warehouse.Id.</text:p>
            </text:list-item>
            <text:list-item>
              <text:p text:style-name="P44">PurchaseOrder.SupplierId → Supplier.Id.</text:p>
            </text:list-item>
            <text:list-item>
              <text:p text:style-name="P44">PurchaseOrderLine.PurchaseOrderId → PurchaseOrder.Id.</text:p>
            </text:list-item>
            <text:list-item>
              <text:p text:style-name="P44">PurchaseOrderLine.ProductId → Product.Id.</text:p>
            </text:list-item>
            <text:list-item>
              <text:p text:style-name="P44">StockLevel.ProductId → Product.Id.</text:p>
            </text:list-item>
            <text:list-item>
              <text:p text:style-name="P44">StockLevel.WarehouseId → Warehouse.Id.</text:p>
            </text:list-item>
            <text:list-item>
              <text:p text:style-name="P44">Doporučené uživatelské FK:</text:p>
              <text:list>
                <text:list-item>
                  <text:p text:style-name="P44">StockMovement.CreatedByUserId → ApplicationUser.Id.</text:p>
                </text:list-item>
                <text:list-item>
                  <text:p text:style-name="P44">PurchaseOrder.RequestedByUserId → ApplicationUser.Id.</text:p>
                </text:list-item>
                <text:list-item>
                  <text:p text:style-name="P44">PurchaseOrder.ApprovedByUserId → ApplicationUser.Id.</text:p>
                </text:list-item>
                <text:list-item>
                  <text:p text:style-name="P44">Supplier.ManagedByUserId → ApplicationUser.Id.</text:p>
                </text:list-item>
                <text:list-item>
                  <text:p text:style-name="P44">ApplicationUser.DeletedByUserId → ApplicationUser.Id (self-ref, volitelné).</text:p>
                </text:list-item>
              </text:list>
            </text:list-item>
          </text:list>
        </text:list-item>
        <text:list-item>
          <text:p text:style-name="P25">Unikátní omezení (doporučení)</text:p>
          <text:list>
            <text:list-item>
              <text:p text:style-name="P44">Product.SKU UNIQUE.</text:p>
            </text:list-item>
            <text:list-item>
              <text:p text:style-name="P44">Product.BarCode UNIQUE (pokud vždy 1:1).</text:p>
            </text:list-item>
            <text:list-item>
              <text:p text:style-name="P44">Category.Name UNIQUE (pokud nechceš duplicitní názvy).</text:p>
            </text:list-item>
            <text:list-item>
              <text:p text:style-name="P44">Warehouse.Code UNIQUE.</text:p>
            </text:list-item>
            <text:list-item>
              <text:p text:style-name="P44">Supplier.Code UNIQUE.</text:p>
            </text:list-item>
            <text:list-item>
              <text:p text:style-name="P44">PurchaseOrder.Number UNIQUE.</text:p>
            </text:list-item>
            <text:list-item>
              <text:p text:style-name="P25">StockLevel: PK již zajišťuje unikátnost dvojice (ProductId, WarehouseId).</text:p>
            </text:list-item>
          </text:list>
        </text:list-item>
      </text:list>
      <text:h text:style-name="Heading_20_1" text:outline-level="1">4) Poznámky k doménové logice</text:h>
      <text:list xml:id="list8526092190410597908" text:style-name="L15">
        <text:list-item>
          <text:p text:style-name="P26">StockMovement vs. StockLevel:</text:p>
          <text:list>
            <text:list-item>
              <text:p text:style-name="P45">StockLevel je agregovaný stav; udržuj konzistenci event-sourcingem (počítat z pohybů) nebo synchronní aktualizací při každém pohybu.</text:p>
            </text:list-item>
            <text:list-item>
              <text:p text:style-name="P45">MovementType.Transfer: typicky dva pohyby (Out z A) a (In do B) spojené stejnou Reference. Můžeš mít i TransferId pro párování – jen doporučení.</text:p>
            </text:list-item>
          </text:list>
        </text:list-item>
        <text:list-item>
          <text:p text:style-name="P26">Rezervace a IncomingQuantity:</text:p>
          <text:list>
            <text:list-item>
              <text:p text:style-name="P45">ReservedQuantity a IncomingQuantity by měly být synchronizované s objednávkami a rezervacemi (SO/PO). Pokud zatím nemáš SalesOrder, je to v pořádku; IncomingQuantity aktualizují PO ve stavech Approved/Sent atd.</text:p>
            </text:list-item>
          </text:list>
        </text:list-item>
        <text:list-item>
          <text:p text:style-name="P26">Auditing a uživatelé:</text:p>
          <text:list>
            <text:list-item>
              <text:p text:style-name="P45">Pokud přejdeš na int FK k ApplicationUser, sjednotíš audit (CreatedBy, RequestedBy, ApprovedBy, DeletedBy).</text:p>
            </text:list-item>
            <text:list-item>
              <text:p text:style-name="P26"><text:soft-page-break/>Zvaž CreatedAt/UpdatedAt na klíčových entitách (Product, Supplier, Warehouse, Category) – volitelné.</text:p>
            </text:list-item>
          </text:list>
        </text:list-item>
      </text:list>
      <text:h text:style-name="Heading_20_1" text:outline-level="1">5) Návrh UML zápisu vztahů (textová podoba)</text:h>
      <text:list xml:id="list874719554961961544" text:style-name="L16">
        <text:list-item>
          <text:p text:style-name="P46">Category "1" — "0..*" Product</text:p>
        </text:list-item>
        <text:list-item>
          <text:p text:style-name="P46">Product "1" — "0..*" StockMovement</text:p>
        </text:list-item>
        <text:list-item>
          <text:p text:style-name="P46">Warehouse "1" — "0..*" StockMovement</text:p>
        </text:list-item>
        <text:list-item>
          <text:p text:style-name="P46">Product "1" — "0..*" StockLevel</text:p>
        </text:list-item>
        <text:list-item>
          <text:p text:style-name="P46">Warehouse "1" — "0..*" StockLevel</text:p>
        </text:list-item>
        <text:list-item>
          <text:p text:style-name="P46">Supplier "1" — "0..*" PurchaseOrder</text:p>
        </text:list-item>
        <text:list-item>
          <text:p text:style-name="P46">PurchaseOrder "1" — "1..*" PurchaseOrderLine</text:p>
        </text:list-item>
        <text:list-item>
          <text:p text:style-name="P46">Product "1" — "0..*" PurchaseOrderLine</text:p>
        </text:list-item>
        <text:list-item>
          <text:p text:style-name="P46">ApplicationUser "1" — "0..*" StockMovement (as CreatedByUser)</text:p>
        </text:list-item>
        <text:list-item>
          <text:p text:style-name="P46">ApplicationUser "1" — "0..*" PurchaseOrder (as RequestedByUser)</text:p>
        </text:list-item>
        <text:list-item>
          <text:p text:style-name="P46">ApplicationUser "1" — "0..*" PurchaseOrder (as ApprovedByUser)</text:p>
        </text:list-item>
        <text:list-item>
          <text:p text:style-name="P27">ApplicationUser "1" — "0..*" Supplier (as ManagedByUser) [volitelné]</text:p>
        </text:list-item>
      </text:list>
      <text:p text:style-name="Text_20_body">Asociace s rolemi/štítky na koncích:</text:p>
      <text:list xml:id="list1418677809456850624" text:style-name="L17">
        <text:list-item>
          <text:p text:style-name="P47">StockMovement.createdBy → ApplicationUser</text:p>
        </text:list-item>
        <text:list-item>
          <text:p text:style-name="P47">PurchaseOrder.requestedBy → ApplicationUser</text:p>
        </text:list-item>
        <text:list-item>
          <text:p text:style-name="P47">PurchaseOrder.approvedBy → ApplicationUser</text:p>
        </text:list-item>
        <text:list-item>
          <text:p text:style-name="P28">Supplier.managedBy → ApplicationUser</text:p>
        </text:list-item>
      </text:list>
      <text:h text:style-name="Heading_20_1" text:outline-level="1">6) Minimální úpravy kódu (bez rozšíření funkčnosti, jen konzistence)</text:h>
      <text:list xml:id="list1598908391417500069" text:style-name="L18">
        <text:list-item>
          <text:p text:style-name="P29">StockMovement</text:p>
          <text:list>
            <text:list-item>
              <text:p text:style-name="P48">nahradit string CreatedBy:</text:p>
              <text:list>
                <text:list-item>
                  <text:p text:style-name="P48">public int CreatedByUserId { get; set; }</text:p>
                </text:list-item>
                <text:list-item>
                  <text:p text:style-name="P48">public ApplicationUser CreatedByUser { get; set; }</text:p>
                </text:list-item>
              </text:list>
            </text:list-item>
          </text:list>
        </text:list-item>
        <text:list-item>
          <text:p text:style-name="P29">PurchaseOrder</text:p>
          <text:list>
            <text:list-item>
              <text:p text:style-name="P48">RequestedBy → RequestedByUserId (int), RequestedByUser (ApplicationUser)</text:p>
            </text:list-item>
            <text:list-item>
              <text:p text:style-name="P48">ApprovedBy → ApprovedByUserId (int?), ApprovedByUser (ApplicationUser)</text:p>
            </text:list-item>
          </text:list>
        </text:list-item>
        <text:list-item>
          <text:p text:style-name="P29">Supplier</text:p>
          <text:list>
            <text:list-item>
              <text:p text:style-name="P48">pokud používáš ManagedSuppliers u ApplicationUser:</text:p>
              <text:list>
                <text:list-item>
                  <text:p text:style-name="P48">public int? ManagedByUserId { get; set; }</text:p>
                </text:list-item>
                <text:list-item>
                  <text:p text:style-name="P48">public ApplicationUser ManagedByUser { get; set; }</text:p>
                </text:list-item>
              </text:list>
            </text:list-item>
          </text:list>
        </text:list-item>
        <text:list-item>
          <text:p text:style-name="P29">ApplicationUser</text:p>
          <text:list>
            <text:list-item>
              <text:p text:style-name="P48">DeletedBy → DeletedByUserId (int?) a public ApplicationUser DeletedByUser { get; set; } (volitelné)</text:p>
            </text:list-item>
            <text:list-item>
              <text:p text:style-name="P29">Phone: využij PhoneNumber z IdentityUser nebo jasně override.</text:p>
            </text:list-item>
          </text:list>
        </text:list-item>
      </text:list>
      <text:p text:style-name="Text_20_body">Chceš, abych z toho rovnou vygeneroval textový UML (např. PlantUML/Mermaid) podle výše uvedených vztahů? Můžu dodat i ready-to-paste definici s kardinalitou a názvy rolí.</text:p>
      <text:p text:style-name="P30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ui-monospace" svg:font-family="ui-monospace, SFMono-Regular, 'SF Mono', Menlo, Consolas, 'Liberation Mono', monospace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H27M34S</meta:editing-duration>
    <meta:editing-cycles>11</meta:editing-cycles>
    <meta:generator>OpenOffice/4.1.15$Win32 OpenOffice.org_project/4115m2$Build-9813</meta:generator>
    <dc:date>2025-10-13T02:55:13.97</dc:date>
    <meta:document-statistic meta:table-count="0" meta:image-count="0" meta:object-count="0" meta:page-count="18" meta:paragraph-count="729" meta:word-count="3576" meta:character-count="26362"/>
    <meta:user-defined meta:name="Info 1"/>
    <meta:user-defined meta:name="Info 2"/>
    <meta:user-defined meta:name="Info 3"/>
    <meta:user-defined meta:name="Info 4"/>
  </office:meta>
</office:document-meta>
</file>